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image/png" manifest:full-path="Thumbnails/thumbnail.png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ml0" style:family="table">
      <style:table-properties style:width="6.3in" fo:margin-top="0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6" style:family="table">
      <style:table-properties style:width="6.3in" fo:margin-top="0.1201in" fo:margin-bottom="0in" table:align="left" style:writing-mode="lr-tb"/>
    </style:style>
    <style:style style:name="tml6.A" style:family="table-column">
      <style:table-column-properties style:column-width="6.3in"/>
    </style:style>
    <style:style style:name="tml6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1.0833in"/>
    </style:style>
    <style:style style:name="tp20.B" style:family="table-column">
      <style:table-column-properties style:column-width="5.216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5.125in" fo:margin-top="0in" fo:margin-bottom="0in" table:align="center" style:may-break-between-rows="false" style:writing-mode="page"/>
    </style:style>
    <style:style style:name="t16.A" style:family="table-column">
      <style:table-column-properties style:column-width="2.6132in"/>
    </style:style>
    <style:style style:name="t16.B" style:family="table-column">
      <style:table-column-properties style:column-width="2.5118in"/>
    </style:style>
    <style:style style:name="t16.1" style:family="table-row">
      <style:table-row-properties style:keep-together="true" fo:keep-together="auto"/>
    </style:style>
    <style:style style:name="t16.A1" style:family="table-cell">
      <style:table-cell-properties style:vertical-align="middle" fo:padding="0.0201in" fo:border-left="none" fo:border-right="none" fo:border-top="none" fo:border-bottom="0.006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7" style:family="table">
      <style:table-properties style:width="5.125in" fo:margin-top="0in" fo:margin-bottom="0in" table:align="center" style:may-break-between-rows="false" style:writing-mode="page"/>
    </style:style>
    <style:style style:name="t17.A" style:family="table-column">
      <style:table-column-properties style:column-width="2.6132in"/>
    </style:style>
    <style:style style:name="t17.B" style:family="table-column">
      <style:table-column-properties style:column-width="2.5118in"/>
    </style:style>
    <style:style style:name="t17.1" style:family="table-row">
      <style:table-row-properties style:keep-together="true" fo:keep-together="auto"/>
    </style:style>
    <style:style style:name="t17.A1" style:family="table-cell">
      <style:table-cell-properties style:vertical-align="middle" fo:padding="0.0201in" fo:border-left="none" fo:border-right="none" fo:border-top="none" fo:border-bottom="0.006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3" style:family="table">
      <style:table-properties style:width="5.125in" fo:margin-top="0in" fo:margin-bottom="0in" table:align="center" style:may-break-between-rows="false" style:writing-mode="page"/>
    </style:style>
    <style:style style:name="t23.A" style:family="table-column">
      <style:table-column-properties style:column-width="2.6132in"/>
    </style:style>
    <style:style style:name="t23.B" style:family="table-column">
      <style:table-column-properties style:column-width="2.5118in"/>
    </style:style>
    <style:style style:name="t23.1" style:family="table-row">
      <style:table-row-properties style:keep-together="true" fo:keep-together="auto"/>
    </style:style>
    <style:style style:name="t23.A1" style:family="table-cell">
      <style:table-cell-properties style:vertical-align="middle" fo:padding="0.0201in" fo:border-left="none" fo:border-right="none" fo:border-top="none" fo:border-bottom="0.006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4" style:family="table">
      <style:table-properties style:width="5.125in" fo:margin-top="0in" fo:margin-bottom="0in" table:align="center" style:may-break-between-rows="false" style:writing-mode="page"/>
    </style:style>
    <style:style style:name="t24.A" style:family="table-column">
      <style:table-column-properties style:column-width="2.6132in"/>
    </style:style>
    <style:style style:name="t24.B" style:family="table-column">
      <style:table-column-properties style:column-width="2.5118in"/>
    </style:style>
    <style:style style:name="t24.1" style:family="table-row">
      <style:table-row-properties style:keep-together="true" fo:keep-together="auto"/>
    </style:style>
    <style:style style:name="t24.A1" style:family="table-cell">
      <style:table-cell-properties style:vertical-align="middle" fo:padding="0.0201in" fo:border-left="none" fo:border-right="none" fo:border-top="none" fo:border-bottom="0.006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8" style:family="table">
      <style:table-properties style:width="5.125in" fo:margin-top="0in" fo:margin-bottom="0in" table:align="center" style:may-break-between-rows="false" style:writing-mode="page"/>
    </style:style>
    <style:style style:name="t18.A" style:family="table-column">
      <style:table-column-properties style:column-width="2.6132in"/>
    </style:style>
    <style:style style:name="t18.B" style:family="table-column">
      <style:table-column-properties style:column-width="2.5118in"/>
    </style:style>
    <style:style style:name="t18.1" style:family="table-row">
      <style:table-row-properties style:keep-together="true" fo:keep-together="auto"/>
    </style:style>
    <style:style style:name="t18.A1" style:family="table-cell">
      <style:table-cell-properties style:vertical-align="middle" fo:padding="0.0201in" fo:border-left="none" fo:border-right="none" fo:border-top="none" fo:border-bottom="0.006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9" style:family="table">
      <style:table-properties style:width="5.125in" fo:margin-top="0in" fo:margin-bottom="0in" table:align="center" style:may-break-between-rows="false" style:writing-mode="page"/>
    </style:style>
    <style:style style:name="t29.A" style:family="table-column">
      <style:table-column-properties style:column-width="2.6132in"/>
    </style:style>
    <style:style style:name="t29.B" style:family="table-column">
      <style:table-column-properties style:column-width="2.5118in"/>
    </style:style>
    <style:style style:name="t29.1" style:family="table-row">
      <style:table-row-properties style:keep-together="true" fo:keep-together="auto"/>
    </style:style>
    <style:style style:name="t29.A1" style:family="table-cell">
      <style:table-cell-properties style:vertical-align="middle" fo:padding="0.0201in" fo:border-left="none" fo:border-right="none" fo:border-top="none" fo:border-bottom="0.006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" style:family="table">
      <style:table-properties style:width="5.125in" fo:margin-top="0in" fo:margin-bottom="0in" table:align="center" style:may-break-between-rows="false" style:writing-mode="page"/>
    </style:style>
    <style:style style:name="t2.A" style:family="table-column">
      <style:table-column-properties style:column-width="2.6132in"/>
    </style:style>
    <style:style style:name="t2.B" style:family="table-column">
      <style:table-column-properties style:column-width="2.5118in"/>
    </style:style>
    <style:style style:name="t2.1" style:family="table-row">
      <style:table-row-properties style:keep-together="true" fo:keep-together="auto"/>
    </style:style>
    <style:style style:name="t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3" style:family="table">
      <style:table-properties style:width="5.125in" fo:margin-top="0in" fo:margin-bottom="0in" table:align="center" style:may-break-between-rows="false" style:writing-mode="page"/>
    </style:style>
    <style:style style:name="t3.A" style:family="table-column">
      <style:table-column-properties style:column-width="2.6132in"/>
    </style:style>
    <style:style style:name="t3.B" style:family="table-column">
      <style:table-column-properties style:column-width="2.5118in"/>
    </style:style>
    <style:style style:name="t3.1" style:family="table-row">
      <style:table-row-properties style:keep-together="true" fo:keep-together="auto"/>
    </style:style>
    <style:style style:name="t3.A1" style:family="table-cell">
      <style:table-cell-properties style:vertical-align="middle" fo:padding="0.0201in" fo:border-left="none" fo:border-right="none" fo:border-top="none" fo:border-bottom="0.0069in solid #000000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3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3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4" style:family="table">
      <style:table-properties style:width="5.125in" fo:margin-top="0in" fo:margin-bottom="0in" table:align="center" style:may-break-between-rows="false" style:writing-mode="page"/>
    </style:style>
    <style:style style:name="t4.A" style:family="table-column">
      <style:table-column-properties style:column-width="2.6132in"/>
    </style:style>
    <style:style style:name="t4.B" style:family="table-column">
      <style:table-column-properties style:column-width="2.5118in"/>
    </style:style>
    <style:style style:name="t4.1" style:family="table-row">
      <style:table-row-properties style:keep-together="true" fo:keep-together="auto"/>
    </style:style>
    <style:style style:name="t4.A1" style:family="table-cell">
      <style:table-cell-properties style:vertical-align="middle" fo:padding="0.0201in" fo:border-left="none" fo:border-right="none" fo:border-top="none" fo:border-bottom="0.0069in solid #000000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5" style:family="table">
      <style:table-properties style:width="5.125in" fo:margin-top="0in" fo:margin-bottom="0in" table:align="center" style:may-break-between-rows="false" style:writing-mode="page"/>
    </style:style>
    <style:style style:name="t5.A" style:family="table-column">
      <style:table-column-properties style:column-width="2.6132in"/>
    </style:style>
    <style:style style:name="t5.B" style:family="table-column">
      <style:table-column-properties style:column-width="2.5118in"/>
    </style:style>
    <style:style style:name="t5.1" style:family="table-row">
      <style:table-row-properties style:keep-together="true" fo:keep-together="auto"/>
    </style:style>
    <style:style style:name="t5.A1" style:family="table-cell">
      <style:table-cell-properties style:vertical-align="middle" fo:padding="0.0201in" fo:border-left="none" fo:border-right="none" fo:border-top="none" fo:border-bottom="0.0069in solid #000000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6" style:family="table">
      <style:table-properties style:width="5.125in" fo:margin-top="0in" fo:margin-bottom="0in" table:align="center" style:may-break-between-rows="false" style:writing-mode="page"/>
    </style:style>
    <style:style style:name="t6.A" style:family="table-column">
      <style:table-column-properties style:column-width="2.6132in"/>
    </style:style>
    <style:style style:name="t6.B" style:family="table-column">
      <style:table-column-properties style:column-width="2.5118in"/>
    </style:style>
    <style:style style:name="t6.1" style:family="table-row">
      <style:table-row-properties style:keep-together="true" fo:keep-together="auto"/>
    </style:style>
    <style:style style:name="t6.A1" style:family="table-cell">
      <style:table-cell-properties style:vertical-align="middle" fo:padding="0.0201in" fo:border-left="none" fo:border-right="none" fo:border-top="none" fo:border-bottom="0.006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7" style:family="table">
      <style:table-properties style:width="5.125in" fo:margin-top="0in" fo:margin-bottom="0in" table:align="center" style:may-break-between-rows="false" style:writing-mode="page"/>
    </style:style>
    <style:style style:name="t7.A" style:family="table-column">
      <style:table-column-properties style:column-width="2.6132in"/>
    </style:style>
    <style:style style:name="t7.B" style:family="table-column">
      <style:table-column-properties style:column-width="2.5118in"/>
    </style:style>
    <style:style style:name="t7.1" style:family="table-row">
      <style:table-row-properties style:keep-together="true" fo:keep-together="auto"/>
    </style:style>
    <style:style style:name="t7.A1" style:family="table-cell">
      <style:table-cell-properties style:vertical-align="middle" fo:padding="0.0201in" fo:border-left="none" fo:border-right="none" fo:border-top="none" fo:border-bottom="0.0069in solid #000000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7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7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8" style:family="table">
      <style:table-properties style:width="5.125in" fo:margin-top="0in" fo:margin-bottom="0in" table:align="center" style:may-break-between-rows="false" style:writing-mode="page"/>
    </style:style>
    <style:style style:name="t8.A" style:family="table-column">
      <style:table-column-properties style:column-width="2.6132in"/>
    </style:style>
    <style:style style:name="t8.B" style:family="table-column">
      <style:table-column-properties style:column-width="2.5118in"/>
    </style:style>
    <style:style style:name="t8.1" style:family="table-row">
      <style:table-row-properties style:keep-together="true" fo:keep-together="auto"/>
    </style:style>
    <style:style style:name="t8.A1" style:family="table-cell">
      <style:table-cell-properties style:vertical-align="middle" fo:padding="0.0201in" fo:border-left="none" fo:border-right="none" fo:border-top="none" fo:border-bottom="0.0069in solid #000000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8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9" style:family="table">
      <style:table-properties style:width="5.125in" fo:margin-top="0in" fo:margin-bottom="0in" table:align="center" style:may-break-between-rows="false" style:writing-mode="page"/>
    </style:style>
    <style:style style:name="t9.A" style:family="table-column">
      <style:table-column-properties style:column-width="2.6132in"/>
    </style:style>
    <style:style style:name="t9.B" style:family="table-column">
      <style:table-column-properties style:column-width="2.5118in"/>
    </style:style>
    <style:style style:name="t9.1" style:family="table-row">
      <style:table-row-properties style:keep-together="true" fo:keep-together="auto"/>
    </style:style>
    <style:style style:name="t9.A1" style:family="table-cell">
      <style:table-cell-properties style:vertical-align="middle" fo:padding="0.0201in" fo:border-left="none" fo:border-right="none" fo:border-top="none" fo:border-bottom="0.0069in solid #000000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9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9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" style:family="table">
      <style:table-properties style:width="5.125in" fo:margin-top="0in" fo:margin-bottom="0in" table:align="center" style:may-break-between-rows="false" style:writing-mode="page"/>
    </style:style>
    <style:style style:name="t10.A" style:family="table-column">
      <style:table-column-properties style:column-width="2.6132in"/>
    </style:style>
    <style:style style:name="t10.B" style:family="table-column">
      <style:table-column-properties style:column-width="2.5118in"/>
    </style:style>
    <style:style style:name="t10.1" style:family="table-row">
      <style:table-row-properties style:keep-together="true" fo:keep-together="auto"/>
    </style:style>
    <style:style style:name="t10.A1" style:family="table-cell">
      <style:table-cell-properties style:vertical-align="middle" fo:padding="0.0201in" fo:border-left="none" fo:border-right="none" fo:border-top="none" fo:border-bottom="0.0069in solid #000000"/>
    </style:style>
    <style:style style:name="t1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0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0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" style:family="table">
      <style:table-properties style:width="5.125in" fo:margin-top="0in" fo:margin-bottom="0in" table:align="center" style:may-break-between-rows="false" style:writing-mode="page"/>
    </style:style>
    <style:style style:name="t11.A" style:family="table-column">
      <style:table-column-properties style:column-width="2.6132in"/>
    </style:style>
    <style:style style:name="t11.B" style:family="table-column">
      <style:table-column-properties style:column-width="2.5118in"/>
    </style:style>
    <style:style style:name="t11.1" style:family="table-row">
      <style:table-row-properties style:keep-together="true" fo:keep-together="auto"/>
    </style:style>
    <style:style style:name="t1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" style:family="table">
      <style:table-properties style:width="5.125in" fo:margin-top="0in" fo:margin-bottom="0in" table:align="center" style:may-break-between-rows="false" style:writing-mode="page"/>
    </style:style>
    <style:style style:name="t28.A" style:family="table-column">
      <style:table-column-properties style:column-width="2.6132in"/>
    </style:style>
    <style:style style:name="t28.B" style:family="table-column">
      <style:table-column-properties style:column-width="2.5118in"/>
    </style:style>
    <style:style style:name="t28.1" style:family="table-row">
      <style:table-row-properties style:keep-together="true" fo:keep-together="auto"/>
    </style:style>
    <style:style style:name="t28.A1" style:family="table-cell">
      <style:table-cell-properties style:vertical-align="middle" fo:padding="0.0201in" fo:border-left="none" fo:border-right="none" fo:border-top="none" fo:border-bottom="0.0069in solid #000000"/>
    </style:style>
    <style:style style:name="t2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8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8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" style:family="table">
      <style:table-properties style:width="5.125in" fo:margin-top="0in" fo:margin-bottom="0in" table:align="center" style:may-break-between-rows="false" style:writing-mode="page"/>
    </style:style>
    <style:style style:name="t27.A" style:family="table-column">
      <style:table-column-properties style:column-width="2.6132in"/>
    </style:style>
    <style:style style:name="t27.B" style:family="table-column">
      <style:table-column-properties style:column-width="2.5118in"/>
    </style:style>
    <style:style style:name="t27.1" style:family="table-row">
      <style:table-row-properties style:keep-together="true" fo:keep-together="auto"/>
    </style:style>
    <style:style style:name="t27.A1" style:family="table-cell">
      <style:table-cell-properties style:vertical-align="middle" fo:padding="0.0201in" fo:border-left="none" fo:border-right="none" fo:border-top="none" fo:border-bottom="0.0069in solid #000000"/>
    </style:style>
    <style:style style:name="t2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" style:family="table">
      <style:table-properties style:width="5.125in" fo:margin-top="0in" fo:margin-bottom="0in" table:align="center" style:may-break-between-rows="false" style:writing-mode="page"/>
    </style:style>
    <style:style style:name="t12.A" style:family="table-column">
      <style:table-column-properties style:column-width="2.6132in"/>
    </style:style>
    <style:style style:name="t12.B" style:family="table-column">
      <style:table-column-properties style:column-width="2.5118in"/>
    </style:style>
    <style:style style:name="t12.1" style:family="table-row">
      <style:table-row-properties style:keep-together="true" fo:keep-together="auto"/>
    </style:style>
    <style:style style:name="t12.A1" style:family="table-cell">
      <style:table-cell-properties style:vertical-align="middle" fo:padding="0.0201in" fo:border-left="none" fo:border-right="none" fo:border-top="none" fo:border-bottom="0.0069in solid #000000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2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2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" style:family="table">
      <style:table-properties style:width="5.125in" fo:margin-top="0in" fo:margin-bottom="0in" table:align="center" style:may-break-between-rows="false" style:writing-mode="page"/>
    </style:style>
    <style:style style:name="t13.A" style:family="table-column">
      <style:table-column-properties style:column-width="2.6132in"/>
    </style:style>
    <style:style style:name="t13.B" style:family="table-column">
      <style:table-column-properties style:column-width="2.5118in"/>
    </style:style>
    <style:style style:name="t13.1" style:family="table-row">
      <style:table-row-properties style:keep-together="true" fo:keep-together="auto"/>
    </style:style>
    <style:style style:name="t13.A1" style:family="table-cell">
      <style:table-cell-properties style:vertical-align="middle" fo:padding="0.0201in" fo:border-left="none" fo:border-right="none" fo:border-top="none" fo:border-bottom="0.0069in solid #000000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3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3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" style:family="table">
      <style:table-properties style:width="5.125in" fo:margin-top="0in" fo:margin-bottom="0in" table:align="center" style:may-break-between-rows="false" style:writing-mode="page"/>
    </style:style>
    <style:style style:name="t25.A" style:family="table-column">
      <style:table-column-properties style:column-width="2.6132in"/>
    </style:style>
    <style:style style:name="t25.B" style:family="table-column">
      <style:table-column-properties style:column-width="2.5118in"/>
    </style:style>
    <style:style style:name="t25.1" style:family="table-row">
      <style:table-row-properties style:keep-together="true" fo:keep-together="auto"/>
    </style:style>
    <style:style style:name="t25.A1" style:family="table-cell">
      <style:table-cell-properties style:vertical-align="middle" fo:padding="0.0201in" fo:border-left="none" fo:border-right="none" fo:border-top="none" fo:border-bottom="0.0069in solid #000000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" style:family="table">
      <style:table-properties style:width="5.125in" fo:margin-top="0in" fo:margin-bottom="0in" table:align="center" style:may-break-between-rows="false" style:writing-mode="page"/>
    </style:style>
    <style:style style:name="t14.A" style:family="table-column">
      <style:table-column-properties style:column-width="2.6132in"/>
    </style:style>
    <style:style style:name="t14.B" style:family="table-column">
      <style:table-column-properties style:column-width="2.5118in"/>
    </style:style>
    <style:style style:name="t14.1" style:family="table-row">
      <style:table-row-properties style:keep-together="true" fo:keep-together="auto"/>
    </style:style>
    <style:style style:name="t14.A1" style:family="table-cell">
      <style:table-cell-properties style:vertical-align="middle" fo:padding="0.0201in" fo:border-left="none" fo:border-right="none" fo:border-top="none" fo:border-bottom="0.0069in solid #000000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" style:family="table">
      <style:table-properties style:width="5.125in" fo:margin-top="0in" fo:margin-bottom="0in" table:align="center" style:may-break-between-rows="false" style:writing-mode="page"/>
    </style:style>
    <style:style style:name="t15.A" style:family="table-column">
      <style:table-column-properties style:column-width="2.6132in"/>
    </style:style>
    <style:style style:name="t15.B" style:family="table-column">
      <style:table-column-properties style:column-width="2.5118in"/>
    </style:style>
    <style:style style:name="t15.1" style:family="table-row">
      <style:table-row-properties style:keep-together="true" fo:keep-together="auto"/>
    </style:style>
    <style:style style:name="t15.A1" style:family="table-cell">
      <style:table-cell-properties style:vertical-align="middle" fo:padding="0.0201in" fo:border-left="none" fo:border-right="none" fo:border-top="none" fo:border-bottom="0.0069in solid #000000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5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5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" style:family="table">
      <style:table-properties style:width="5.125in" fo:margin-top="0in" fo:margin-bottom="0in" table:align="center" style:may-break-between-rows="false" style:writing-mode="page"/>
    </style:style>
    <style:style style:name="t26.A" style:family="table-column">
      <style:table-column-properties style:column-width="2.6132in"/>
    </style:style>
    <style:style style:name="t26.B" style:family="table-column">
      <style:table-column-properties style:column-width="2.5118in"/>
    </style:style>
    <style:style style:name="t26.1" style:family="table-row">
      <style:table-row-properties style:keep-together="true" fo:keep-together="auto"/>
    </style:style>
    <style:style style:name="t26.A1" style:family="table-cell">
      <style:table-cell-properties style:vertical-align="middle" fo:padding="0.0201in" fo:border-left="none" fo:border-right="none" fo:border-top="none" fo:border-bottom="0.0069in solid #000000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9" style:family="table">
      <style:table-properties style:width="5.125in" fo:margin-top="0in" fo:margin-bottom="0in" table:align="center" style:may-break-between-rows="false" style:writing-mode="page"/>
    </style:style>
    <style:style style:name="t19.A" style:family="table-column">
      <style:table-column-properties style:column-width="2.6132in"/>
    </style:style>
    <style:style style:name="t19.B" style:family="table-column">
      <style:table-column-properties style:column-width="2.5118in"/>
    </style:style>
    <style:style style:name="t19.1" style:family="table-row">
      <style:table-row-properties style:keep-together="true" fo:keep-together="auto"/>
    </style:style>
    <style:style style:name="t19.A1" style:family="table-cell">
      <style:table-cell-properties style:vertical-align="middle" fo:padding="0.0201in" fo:border-left="none" fo:border-right="none" fo:border-top="none" fo:border-bottom="0.0069in solid #000000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9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9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" style:family="table">
      <style:table-properties style:width="5.125in" fo:margin-top="0in" fo:margin-bottom="0in" table:align="center" style:may-break-between-rows="false" style:writing-mode="page"/>
    </style:style>
    <style:style style:name="t20.A" style:family="table-column">
      <style:table-column-properties style:column-width="2.6132in"/>
    </style:style>
    <style:style style:name="t20.B" style:family="table-column">
      <style:table-column-properties style:column-width="2.5118in"/>
    </style:style>
    <style:style style:name="t20.1" style:family="table-row">
      <style:table-row-properties style:keep-together="true" fo:keep-together="auto"/>
    </style:style>
    <style:style style:name="t20.A1" style:family="table-cell">
      <style:table-cell-properties style:vertical-align="middle" fo:padding="0.0201in" fo:border-left="none" fo:border-right="none" fo:border-top="none" fo:border-bottom="0.0069in solid #000000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0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0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" style:family="table">
      <style:table-properties style:width="5.125in" fo:margin-top="0in" fo:margin-bottom="0in" table:align="center" style:may-break-between-rows="false" style:writing-mode="page"/>
    </style:style>
    <style:style style:name="t21.A" style:family="table-column">
      <style:table-column-properties style:column-width="2.6132in"/>
    </style:style>
    <style:style style:name="t21.B" style:family="table-column">
      <style:table-column-properties style:column-width="2.5118in"/>
    </style:style>
    <style:style style:name="t21.1" style:family="table-row">
      <style:table-row-properties style:keep-together="true" fo:keep-together="auto"/>
    </style:style>
    <style:style style:name="t21.A1" style:family="table-cell">
      <style:table-cell-properties style:vertical-align="middle" fo:padding="0.0201in" fo:border-left="none" fo:border-right="none" fo:border-top="none" fo:border-bottom="0.0069in solid #000000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1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2" style:family="table">
      <style:table-properties style:width="5.125in" fo:margin-top="0in" fo:margin-bottom="0in" table:align="center" style:may-break-between-rows="false" style:writing-mode="page"/>
    </style:style>
    <style:style style:name="t22.A" style:family="table-column">
      <style:table-column-properties style:column-width="2.6132in"/>
    </style:style>
    <style:style style:name="t22.B" style:family="table-column">
      <style:table-column-properties style:column-width="2.5118in"/>
    </style:style>
    <style:style style:name="t22.1" style:family="table-row">
      <style:table-row-properties style:keep-together="true" fo:keep-together="auto"/>
    </style:style>
    <style:style style:name="t2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2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2.B8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text-position="sub 58%" style:font-name="Arial" fo:font-size="9pt" fo:language="en" fo:country="US" fo:font-style="italic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1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2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9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3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text-underline-style="solid" style:text-underline-width="auto" style:text-underline-color="font-color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background-color="transparen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use-window-font-color="true" style:text-position="0% 100%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49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5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ru" fo:country="RU" fo:background-color="transparent" style:font-size-asian="9pt" style:font-size-complex="9pt"/>
    </style:style>
    <style:style style:name="P5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2" style:font-size-complex="11pt"/>
    </style:style>
    <style:style style:name="P53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54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55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9pt" fo:language="en" fo:country="US" fo:font-style="normal" fo:background-color="transparent" style:font-size-asian="9pt" style:font-style-asian="normal" style:font-size-complex="9pt" style:font-style-complex="normal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text-position="0% 100%" style:font-name="Arial" fo:font-size="9pt" fo:language="en" fo:country="US" style:text-underline-style="none" fo:font-weight="normal" style:font-size-asian="9pt" style:font-weight-asian="normal" style:font-name-complex="Symbol" style:font-size-complex="9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1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3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4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normal" fo:background-color="transparent" style:font-size-asian="9pt" style:font-weight-asian="normal" style:font-name-complex="Arial" style:font-size-complex="9pt" style:font-weight-complex="normal"/>
    </style:style>
    <style:style style:name="P65" style:family="paragraph" style:parent-style-name="Standard">
      <style:paragraph-properties fo:margin-left="0.4in" fo:margin-right="0in" fo:text-indent="0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.4in" fo:margin-right="0in" fo:text-indent="0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Text_20_body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8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69" style:family="paragraph" style:parent-style-name="Standard" style:list-style-name="WW8Num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>
        <style:tab-stops>
          <style:tab-stop style:position="0.3299in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.4in" fo:margin-right="0in" fo:text-indent="0in" style:auto-text-indent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Heading_20_2">
      <style:paragraph-properties fo:margin-left="0.4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name-complex="Times New Roman" style:font-size-complex="9pt" style:font-weight-complex="normal"/>
    </style:style>
    <style:style style:name="P76" style:family="paragraph" style:parent-style-name="Heading_20_2">
      <style:paragraph-properties fo:margin-left="0in" fo:margin-right="0in" fo:text-indent="0in" style:auto-text-indent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77" style:family="paragraph" style:parent-style-name="Heading_20_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Symbol" style:font-name-complex="Symbo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10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11" style:family="text">
      <style:text-properties fo:language="en" fo:country="US" style:font-name-complex="Symbol1"/>
    </style:style>
    <style:style style:name="T12" style:family="text">
      <style:text-properties fo:language="en" fo:country="US" fo:font-style="italic" style:font-style-asian="italic" style:font-name-complex="Symbol" style:font-style-complex="italic"/>
    </style:style>
    <style:style style:name="T13" style:family="text">
      <style:text-properties fo:language="en" fo:country="US" style:font-name-asian="Arial" style:font-name-complex="Arial"/>
    </style:style>
    <style:style style:name="T14" style:family="text">
      <style:text-properties fo:language="en" fo:country="US" fo:font-weight="bold" style:font-weight-asian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background-color="transparent"/>
    </style:style>
    <style:style style:name="T17" style:family="text">
      <style:text-properties fo:color="#ffffff" style:font-name-complex="Ari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language="en" fo:country="US"/>
    </style:style>
    <style:style style:name="T20" style:family="text">
      <style:text-properties style:text-position="super 58%" fo:language="en" fo:country="US" fo:font-style="normal" style:font-style-asian="normal" style:font-style-complex="normal"/>
    </style:style>
    <style:style style:name="T21" style:family="text">
      <style:text-properties style:text-position="super 58%" fo:language="en" fo:country="US" style:font-name-complex="Arial"/>
    </style:style>
    <style:style style:name="T22" style:family="text">
      <style:text-properties style:text-position="super 58%" style:font-name="Arial" fo:font-style="italic" fo:background-color="transparent" style:font-style-asian="italic" style:font-style-complex="italic" loext:char-shading-value="0"/>
    </style:style>
    <style:style style:name="T23" style:family="text">
      <style:text-properties style:text-position="super 58%" style:font-name="Arial" fo:language="en" fo:country="US" fo:font-style="italic" fo:background-color="transparent" style:font-style-asian="italic" style:font-style-complex="italic" loext:char-shading-value="0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font-size="9pt" fo:font-style="italic" fo:background-color="transparent" style:font-size-asian="9pt" style:font-style-asian="italic" style:font-size-complex="9pt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text-position="0% 100%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language="en" fo:country="US" fo:font-style="italic" style:font-style-asian="italic" style:font-name-complex="Arial" style:font-style-complex="italic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name-complex="Arial" style:font-style-complex="normal"/>
    </style:style>
    <style:style style:name="T36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37" style:family="text">
      <style:text-properties style:text-position="0% 100%" fo:language="en" fo:country="US" style:font-name-complex="Symbol"/>
    </style:style>
    <style:style style:name="T38" style:family="text">
      <style:text-properties style:text-position="0% 100%" fo:language="en" fo:country="US" style:font-name-complex="Arial"/>
    </style:style>
    <style:style style:name="T39" style:family="text">
      <style:text-properties style:text-position="0% 100%" fo:language="en" fo:country="US" style:font-name-complex="Times New Roman"/>
    </style:style>
    <style:style style:name="T40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41" style:family="text"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T42" style:family="text">
      <style:text-properties style:text-position="0% 100%" fo:font-size="10pt" fo:language="en" fo:country="US" fo:font-style="normal" style:font-size-asian="10pt" style:font-style-asian="normal" style:font-name-complex="Arial" style:font-size-complex="10pt" style:font-style-complex="normal"/>
    </style:style>
    <style:style style:name="T43" style:family="text">
      <style:text-properties style:text-position="0% 100%" fo:font-size="10pt" fo:language="en" fo:country="US" fo:font-style="normal" style:font-size-asian="10pt" style:font-style-asian="normal" style:font-name-complex="Symbol1" style:font-size-complex="10pt" style:font-style-complex="normal"/>
    </style:style>
    <style:style style:name="T44" style:family="text">
      <style:text-properties style:text-position="0% 100%" style:font-name="Arial" fo:background-color="transparent" loext:char-shading-value="0"/>
    </style:style>
    <style:style style:name="T45" style:family="text">
      <style:text-properties style:text-position="0% 100%" style:font-name="Arial" fo:background-color="transparent" loext:char-shading-value="0"/>
    </style:style>
    <style:style style:name="T46" style:family="text">
      <style:text-properties style:text-position="0% 100%" style:font-name="Arial" fo:language="en" fo:country="US" fo:background-color="transparent" loext:char-shading-value="0"/>
    </style:style>
    <style:style style:name="T47" style:family="text">
      <style:text-properties style:text-position="0% 100%" style:font-name="Arial" fo:language="en" fo:country="US" fo:background-color="transparent" loext:char-shading-value="0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5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1" style:family="text">
      <style:text-properties style:use-window-font-color="true"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5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5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5" style:family="text">
      <style:text-properties style:use-window-font-color="true" style:text-position="super 58%"/>
    </style:style>
    <style:style style:name="T56" style:family="text">
      <style:text-properties style:use-window-font-color="true" style:text-position="super 58%" fo:language="en" fo:country="US" style:font-name-complex="Times New Roman"/>
    </style:style>
    <style:style style:name="T5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8" style:family="text">
      <style:text-properties style:use-window-font-color="true" style:text-position="0% 100%"/>
    </style:style>
    <style:style style:name="T59" style:family="text">
      <style:text-properties style:use-window-font-color="true" style:text-position="0% 100%" fo:language="en" fo:country="US"/>
    </style:style>
    <style:style style:name="T60" style:family="text">
      <style:text-properties style:use-window-font-color="true" style:text-position="0% 100%" fo:language="en" fo:country="US" style:font-name-asian="Symbol" style:font-name-complex="Symbol"/>
    </style:style>
    <style:style style:name="T61" style:family="text">
      <style:text-properties style:use-window-font-color="true" style:text-position="0% 100%" fo:language="en" fo:country="US" style:font-name-complex="Times New Roman"/>
    </style:style>
    <style:style style:name="T62" style:family="text">
      <style:text-properties style:use-window-font-color="true" style:text-position="0% 100%" fo:language="en" fo:country="US" style:font-name-complex="Symbol"/>
    </style:style>
    <style:style style:name="T63" style:family="text">
      <style:text-properties style:use-window-font-color="true" style:text-position="0% 100%" fo:language="en" fo:country="US" fo:font-style="italic" fo:background-color="transparent" style:font-style-asian="italic" style:font-name-complex="Symbol" style:font-style-complex="italic" loext:char-shading-value="0"/>
    </style:style>
    <style:style style:name="T64" style:family="text">
      <style:text-properties style:use-window-font-color="true" fo:language="en" fo:country="US"/>
    </style:style>
    <style:style style:name="T6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66" style:family="text">
      <style:text-properties style:use-window-font-color="true" fo:language="en" fo:country="US" style:font-name-complex="Symbol"/>
    </style:style>
    <style:style style:name="T67" style:family="text">
      <style:text-properties style:font-name-complex="Symbol"/>
    </style:style>
    <style:style style:name="T68" style:family="text">
      <style:text-properties style:font-name-complex="Arial"/>
    </style:style>
    <style:style style:name="T69" style:family="text">
      <style:text-properties fo:font-weight="normal" style:font-name-asian="Arial" style:font-weight-asian="normal" style:font-name-complex="Arial" style:font-weight-complex="normal"/>
    </style:style>
    <style:style style:name="T70" style:family="text">
      <style:text-properties style:font-name="Arial"/>
    </style:style>
    <style:style style:name="T71" style:family="text">
      <style:text-properties style:font-name="Arial" fo:font-style="normal" fo:background-color="transparent" style:font-style-asian="normal" style:font-style-complex="normal" loext:char-shading-value="0"/>
    </style:style>
    <style:style style:name="T72" style:family="text">
      <style:text-properties style:font-name="Arial" fo:language="en" fo:country="US"/>
    </style:style>
    <style:style style:name="T73" style:family="text">
      <style:text-properties style:font-name="Arial" fo:language="en" fo:country="US" fo:font-style="normal" fo:background-color="transparent" style:font-style-asian="normal" style:font-style-complex="normal" loext:char-shading-value="0"/>
    </style:style>
    <style:style style:name="T74" style:family="text">
      <style:text-properties fo:font-weight="bold" style:font-weight-asian="bold"/>
    </style:style>
    <style:style style:name="T75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Date of calibration:</text:p>
          </table:table-cell>
          <table:table-cell table:style-name="Таблица3.A1" office:value-type="string">
            <text:p text:style-name="P44">$date</text:p>
          </table:table-cell>
        </table:table-row>
        <table:table-row>
          <table:table-cell table:style-name="Таблица3.A1" office:value-type="string">
            <text:p text:style-name="P43">Type:</text:p>
          </table:table-cell>
          <table:table-cell table:style-name="Таблица3.A1" office:value-type="string">
            <text:p text:style-name="P25">Radiation Monitor AT1117M</text:p>
          </table:table-cell>
        </table:table-row>
        <table:table-row>
          <table:table-cell table:style-name="Таблица3.A1" office:value-type="string">
            <text:p text:style-name="P13"><text:span text:style-name="T5">S</text:span>/<text:span text:style-name="T5">N</text:span>:</text:p>
          </table:table-cell>
          <table:table-cell table:style-name="Таблица3.A1" office:value-type="string">
            <text:p text:style-name="P11">$serial</text:p>
          </table:table-cell>
        </table:table-row>
      </table:table>
      <text:p text:style-name="P21"/>
      <table:table table:name="tml0" table:style-name="tml0">
        <table:table-column table:style-name="tml0.A"/>
        <table:table-row>
          <table:table-cell table:style-name="tml0.A1" office:value-type="string">
            <text:p text:style-name="P70">Dose rate measurement limits of X-ray and gamma rad<text:span text:style-name="T70">iation, </text:span><text:span text:style-name="T71">Ḣ</text:span><text:span text:style-name="T22">*</text:span><text:span text:style-name="T44">(</text:span><text:span text:style-name="T44">10</text:span><text:span text:style-name="T44">)</text:span><text:span text:style-name="T70">:</text:span>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0"><text:span text:style-name="T5">PU detector</text:span>: 1.0 <text:span text:style-name="T7">µ</text:span><text:span text:style-name="T5">Sv/h</text:span> – 10.0 mSv/h, <text:span text:style-name="T5">measurement error: ± 20 %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0"><text:span text:style-name="T5">PU detector</text:span>: 1.0 <text:span text:style-name="T7">µ</text:span><text:span text:style-name="T5">Sv/h</text:span> – <text:span text:style-name="T5">100.0</text:span> mSv/h, <text:span text:style-name="T5">measurement error: ± 20 %</text:span>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74">PU-2 detector: 1.0 µSv/h – 100.0 mSv/h, measurement error: ± 20 %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74">PU-2 detector: 1.0 µSv/h – 10.0 mSv/h, measurement error: ± 20 %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60"><text:span text:style-name="T5">PU-4 detector</text:span>: <text:span text:style-name="T5">1.0</text:span> µSv/h – <text:span text:style-name="T5">100.0 mSv/h, measurement error: ± 20 %</text:span>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74">PU-5 detector: 1.0 µSv/h – 100.0 mSv/h, measurement error: ± 20 %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60"><text:span text:style-name="T5">BDKG-01</text:span>: <text:span text:style-name="T5">0</text:span>.<text:span text:style-name="T5">1</text:span> µSv/h – 10.0 Sv/h, <text:span text:style-name="T5">measurement error: ± 20 %</text:span>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60"><text:span text:style-name="T5">BDKG</text:span><text:span text:style-name="T28">-03</text:span>: <text:span text:style-name="T5">30</text:span>.0 <text:span text:style-name="T28">nSv/h</text:span> – 300 <text:span text:style-name="T7">µ</text:span>Sv/h, <text:span text:style-name="T5">measurement error: ± 20 %</text:span>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0"><text:span text:style-name="T5">BDKG</text:span><text:span text:style-name="T28">-0</text:span><text:span text:style-name="T5">4</text:span>: 50.0 nSv/h – 10.0 Sv/h, <text:span text:style-name="T5">measurement error: ± 20 %</text:span>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0"><text:span text:style-name="T5">BDKG</text:span><text:span text:style-name="T28">-0</text:span><text:span text:style-name="T5">5</text:span>: <text:span text:style-name="T5">30</text:span>.0 <text:span text:style-name="T28">nSv/h</text:span> – 300 <text:span text:style-name="T7">µ</text:span>Sv/h, <text:span text:style-name="T5">measurement error: ± 20 %</text:span>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60"><text:span text:style-name="T5">BDKG</text:span><text:span text:style-name="T28">-</text:span><text:span text:style-name="T5">11</text:span>: <text:span text:style-name="T5">30</text:span>.0 <text:span text:style-name="T28">nSv/h</text:span> – 100 <text:span text:style-name="T7">µ</text:span>Sv/h, <text:span text:style-name="T5">measurement error: ± 20 %</text:span>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0"><text:span text:style-name="T5">BDKG-17</text:span>: 1.0 mSv/h – 100 Sv/h, <text:span text:style-name="T5">measurement error: ± 20 %</text:span>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0"><text:span text:style-name="T5">BDKG</text:span><text:span text:style-name="T28">-</text:span><text:span text:style-name="T5">24</text:span>: 30 nSv/h – 1.0 Sv/h, <text:span text:style-name="T5">measurement error: ± 20 %</text:span>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0"><text:span text:style-name="T5">BDKG</text:span><text:span text:style-name="T28">-</text:span><text:span text:style-name="T5">32</text:span>: <text:span text:style-name="T5">3</text:span>0.0 nSv/h – 0.5 Sv/h, <text:span text:style-name="T5">measurement error: ± 20 %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0"><text:span text:style-name="T5">BDPS-02: </text:span><text:span text:style-name="T6">γ</text:span><text:span text:style-name="T5"> 0.10 </text:span><text:span text:style-name="T7">µ</text:span><text:span text:style-name="T5">Sv/h – 30 mSv/h, measurement error: ± 20 %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71">Dose rate measurement limits of X-ray and gamma <text:span text:style-name="T70">radiation, </text:span><text:span text:style-name="T71">Ḣ</text:span><text:span text:style-name="T22">*</text:span><text:span text:style-name="T44">(</text:span><text:span text:style-name="T44">0.07</text:span><text:span text:style-name="T44">)</text:span><text:span text:style-name="T70">:</text:span>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2"><text:span text:style-name="T5">BDKR-01: 0.05 </text:span><text:span text:style-name="T7">µ</text:span><text:span text:style-name="T5">Sv/h – 100 </text:span><text:span text:style-name="T7">µ</text:span><text:span text:style-name="T5">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72"><text:span text:style-name="T5">Flux density</text:span> <text:span text:style-name="T5">measurement limits of </text:span>α <text:span text:style-name="T5">partic</text:span><text:span text:style-name="T16">les, </text:span><text:span text:style-name="T63">φ</text:span><text:span text:style-name="T75">:</text:span>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62"><text:span text:style-name="T5">BDPA</text:span>-01: 0.1 – 10<text:span text:style-name="T18">5</text:span> <text:span text:style-name="T5">min</text:span><text:span text:style-name="T18">-1</text:span><text:span text:style-name="T7">⋅ c</text:span><text:span text:style-name="T5">m</text:span><text:span text:style-name="T18">-2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65"><text:span text:style-name="T64">BDPA</text:span><text:span text:style-name="T48">-02: 0.05 – 5</text:span><text:span text:style-name="T66">⋅</text:span><text:span text:style-name="T48">10</text:span><text:span text:style-name="T55">4</text:span> <text:span text:style-name="T64">min</text:span><text:span text:style-name="T55">-1</text:span><text:span text:style-name="T66">⋅c</text:span><text:span text:style-name="T64">m </text:span><text:span text:style-name="T55">-2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63"><text:span text:style-name="T5">BDPA</text:span>-0<text:span text:style-name="T5">3</text:span>: 0.05 – <text:span text:style-name="T5">2</text:span><text:span text:style-name="T7">⋅</text:span>10<text:span text:style-name="T18">4</text:span> <text:span text:style-name="T5">min</text:span><text:span text:style-name="T18">-1</text:span><text:span text:style-name="T7">⋅c</text:span><text:span text:style-name="T5">m </text:span><text:span text:style-name="T18">-2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60"><text:span text:style-name="T64">BDPS</text:span>-02: 2.4 – 10<text:span text:style-name="T18">6</text:span> <text:span text:style-name="T64">min</text:span><text:span text:style-name="T18">-1</text:span><text:span text:style-name="T11">⋅</text:span><text:span text:style-name="T66">c</text:span><text:span text:style-name="T64">m</text:span><text:span text:style-name="T18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72"><text:span text:style-name="T5">Flux density</text:span> <text:span text:style-name="T5">measurement limits of β</text:span> <text:span text:style-name="T5">particles</text:span><text:span text:style-name="T16">, </text:span><text:span text:style-name="T63">φ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62"><text:span text:style-name="T5">BDPB</text:span>-01: 1 – 5<text:span text:style-name="T7">⋅</text:span>10<text:span text:style-name="T18">5</text:span> <text:span text:style-name="T5">min</text:span><text:span text:style-name="T18">-1</text:span><text:span text:style-name="T7">⋅c</text:span><text:span text:style-name="T5">m</text:span><text:span text:style-name="T18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66"><text:span text:style-name="T64">BDPB</text:span><text:span text:style-name="T48">-02: </text:span><text:span text:style-name="T58">0.5 <text:s/>– 1.5</text:span><text:span text:style-name="T62">⋅</text:span><text:span text:style-name="T58">10</text:span><text:span text:style-name="T55">5</text:span><text:span text:style-name="T29"> </text:span><text:span text:style-name="T59">min</text:span><text:span text:style-name="T55">-1</text:span><text:span text:style-name="T62">⋅c</text:span><text:span text:style-name="T59">m</text:span><text:span text:style-name="T55">-2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62"><text:span text:style-name="T5">BDPB</text:span>-0<text:span text:style-name="T5">3</text:span>: <text:span text:style-name="T29">0.5 <text:s/>– </text:span><text:span text:style-name="T30">0</text:span><text:span text:style-name="T29">.5</text:span><text:span text:style-name="T37">⋅</text:span><text:span text:style-name="T29">10</text:span><text:span text:style-name="T18">5</text:span><text:span text:style-name="T29"> </text:span><text:span text:style-name="T30">min</text:span><text:span text:style-name="T18">-1</text:span><text:span text:style-name="T37">⋅c</text:span><text:span text:style-name="T30">m</text:span><text:span text:style-name="T18">-2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60"><text:span text:style-name="T64">BDPS</text:span>-0<text:span text:style-name="T5">2</text:span>: 6.0 – 10<text:span text:style-name="T18">6</text:span> <text:span text:style-name="T64">min</text:span><text:span text:style-name="T18">-1</text:span><text:span text:style-name="T11">⋅</text:span><text:span text:style-name="T66">c</text:span><text:span text:style-name="T64">m</text:span><text:span text:style-name="T18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72"><text:span text:style-name="T5">Neutron flux density measurement limits</text:span><text:span text:style-name="T16">, </text:span><text:span text:style-name="T63">φ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62"><text:span text:style-name="T5">BDKN</text:span><text:span text:style-name="T28">-01</text:span>: 0.1 – 10<text:span text:style-name="T18">4</text:span> <text:span text:style-name="T5">s</text:span><text:span text:style-name="T18">-1</text:span>⋅<text:span text:style-name="T7">c</text:span><text:span text:style-name="T5">m</text:span><text:span text:style-name="T18">-2 </text:span>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62"><text:span text:style-name="T5">BDKN</text:span><text:span text:style-name="T28">-0</text:span><text:span text:style-name="T5">5</text:span>: 0.1 – <text:span text:style-name="T5">2</text:span><text:span text:style-name="T37">⋅</text:span>10<text:span text:style-name="T19">3</text:span> <text:span text:style-name="T5">s</text:span><text:span text:style-name="T18">-1</text:span>⋅<text:span text:style-name="T7">c</text:span><text:span text:style-name="T5">m</text:span><text:span text:style-name="T18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72"><text:span text:style-name="T5">Neutron radiation dose rate measurement li</text:span><text:span text:style-name="T72">mits, </text:span><text:span text:style-name="T73">Ḣ</text:span><text:span text:style-name="T23">*</text:span><text:span text:style-name="T46">(</text:span><text:span text:style-name="T46">10</text:span><text:span text:style-name="T46">)</text:span><text:span text:style-name="T70">:</text:span>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62"><text:span text:style-name="T5">BDKN</text:span>-03: 0.1 <text:span text:style-name="T7">µ</text:span><text:span text:style-name="T5">Sv/h</text:span> – 10.0 <text:span text:style-name="T5">mSv/h</text:span>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62"><text:span text:style-name="T5">BDKN</text:span>-0<text:span text:style-name="T5">6</text:span>: 0.1 <text:span text:style-name="T7">µ</text:span><text:span text:style-name="T5">Sv/h</text:span> – <text:span text:style-name="T5">3</text:span>0.0 <text:span text:style-name="T5">mSv/h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71">X-ray and gamma radiation air kerma rate measurement limits, <text:span text:style-name="T27"><draw:frame draw:style-name="fr2" draw:name="Объект31" text:anchor-type="as-char" svg:y="-0.1339in" svg:width="0.25in" style:rel-width="scale" svg:height="0.1634in" style:rel-height="scale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62"><text:span text:style-name="T5">BDKG</text:span><text:span text:style-name="T28">-</text:span><text:span text:style-name="T5">30</text:span>: <text:span text:style-name="T28">30</text:span> <text:span text:style-name="T5">n</text:span>Gy/h – <text:span text:style-name="T5">1</text:span> Gy/h;</text:p>
          </table:table-cell>
        </table:table-row>
      </table:table>
      <text:p text:style-name="P61"><text:span text:style-name="T17">03: ± 20 %</text:span><text:span text:style-name="T17">БД</text:span></text:p>
      <text:p text:style-name="P37"><text:span text:style-name="T8">Measurement error</text:span><text:span text:style-name="T68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60"><text:span text:style-name="T5">PU</text:span>: ± 20 %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60"><text:span text:style-name="T5">PU</text:span>: ± 20 %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60"><text:span text:style-name="T5">PU-2</text:span>: ± 20 %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60"><text:span text:style-name="T5">PU-2</text:span>: ± 20 %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60"><text:span text:style-name="T5">PU-4</text:span>: ± 20 %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60"><text:span text:style-name="T5">PU-5</text:span>: ± 20 %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60"><text:span text:style-name="T5">BDKG-01</text:span>: ± <text:span text:style-name="T5">20</text:span> %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60"><text:span text:style-name="T5">BDKG</text:span><text:span text:style-name="T28">-03</text:span>: ± 20 %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60"><text:span text:style-name="T5">BDKG</text:span><text:span text:style-name="T28">-0</text:span><text:span text:style-name="T5">4</text:span>: ± <text:span text:style-name="T5">20</text:span> %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60"><text:span text:style-name="T5">BDKG</text:span><text:span text:style-name="T28">-0</text:span><text:span text:style-name="T5">5</text:span>: ± <text:span text:style-name="T5">20</text:span> %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60"><text:span text:style-name="T5">BDKG</text:span><text:span text:style-name="T28">-</text:span><text:span text:style-name="T5">11</text:span>: ± <text:span text:style-name="T5">20 </text:span>%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60"><text:span text:style-name="T5">BDKG-17</text:span>: ± 20 %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60"><text:span text:style-name="T5">BDKG</text:span><text:span text:style-name="T28">-</text:span><text:span text:style-name="T5">24</text:span>: ± <text:span text:style-name="T5">20</text:span> %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62"><text:span text:style-name="T5">BDKG</text:span><text:span text:style-name="T28">-</text:span><text:span text:style-name="T5">30</text:span>: ± <text:span text:style-name="T5">20</text:span> %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60"><text:span text:style-name="T5">BDKG</text:span><text:span text:style-name="T28">-</text:span><text:span text:style-name="T5">32</text:span>: ± <text:span text:style-name="T5">20</text:span> %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62"><text:span text:style-name="T5">BDKN</text:span><text:span text:style-name="T28">-01</text:span>: ± 20 %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62"><text:span text:style-name="T5">BDKN</text:span>-03: ± 20 %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62"><text:span text:style-name="T5">BDKN</text:span>-0<text:span text:style-name="T5">5</text:span>: ± 20 %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62"><text:span text:style-name="T5">BDKN</text:span>-0<text:span text:style-name="T5">6</text:span>: ± 20 %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62"><text:span text:style-name="T5">BDPA</text:span>-01: ± 20 %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63"><text:span text:style-name="T5">BDPA</text:span>-02: ± 20 %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64"><text:span text:style-name="T5">BDPA</text:span>-0<text:span text:style-name="T5">3</text:span>: ± 20 %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62"><text:span text:style-name="T5">BDPB</text:span>-01: ± 20 %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62"><text:span text:style-name="T5">BDPB</text:span>-02: ± 20 %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62"><text:span text:style-name="T5">BDPB</text:span>-0<text:span text:style-name="T5">3</text:span>: ± 20 %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62"><text:span text:style-name="T5">BDKR</text:span><text:span text:style-name="T28">-01</text:span>: ± <text:span text:style-name="T5">20</text:span> %</text:p>
          </table:table-cell>
        </table:table-row>
      </table:table>
      <table:table table:name="tp20" table:style-name="tp20">
        <table:table-column table:style-name="tp20.A"/>
        <table:table-column table:style-name="tp20.B"/>
        <table:table-row>
          <table:table-cell table:style-name="tp20.A1" office:value-type="string">
            <text:h text:style-name="P75" text:outline-level="2">BDPS-02: </text:h>
            <text:p text:style-name="P59"><text:s text:c="17"/></text:p>
          </table:table-cell>
          <table:table-cell table:style-name="tp20.A1" office:value-type="string">
            <text:h text:style-name="P76" text:outline-level="2"><text:span text:style-name="T7">α</text:span><text:span text:style-name="T6">: </text:span><text:span text:style-name="T8">2,4 – 30 min</text:span><text:span text:style-name="T21">-1</text:span><text:span text:style-name="T7">⋅ </text:span><text:span text:style-name="T8">sm</text:span><text:span text:style-name="T21">- 2 <text:s/></text:span><text:span text:style-name="T38">–</text:span><text:span text:style-name="T21"> <text:s/></text:span><text:span text:style-name="T39">± 30 %</text:span></text:h>
            <text:p text:style-name="P31"><text:span text:style-name="T37">α: </text:span><text:span text:style-name="T38">30 <text:s/>– <text:s text:c="2"/>10</text:span><text:span text:style-name="T21">6</text:span><text:span text:style-name="T38"> min</text:span><text:span text:style-name="T21">-1</text:span><text:span text:style-name="T37">⋅ </text:span><text:span text:style-name="T38">sm</text:span><text:span text:style-name="T21">- 2 <text:s/></text:span><text:span text:style-name="T38">–</text:span><text:span text:style-name="T21"> <text:s/></text:span><text:span text:style-name="T39">± 20 %</text:span></text:p>
            <text:list xml:id="list2404941506626865368" text:style-name="WW8Num2">
              <text:list-item>
                <text:p text:style-name="P69"><text:span text:style-name="T6">β:</text:span><text:span text:style-name="T13"> </text:span><text:span text:style-name="T8">6 – 10</text:span><text:span text:style-name="T21">6</text:span><text:span text:style-name="T8"> min</text:span><text:span text:style-name="T21">-1</text:span><text:span text:style-name="T7">⋅</text:span><text:span text:style-name="T8"> sm</text:span><text:span text:style-name="T21">- 2 <text:s text:c="2"/></text:span><text:span text:style-name="T38">–</text:span><text:span text:style-name="T21"> <text:s/></text:span><text:span text:style-name="T39">± 20 %</text:span></text:p>
              </text:list-item>
            </text:list>
            <text:h text:style-name="P77" text:outline-level="2"><text:span text:style-name="T60">γ: </text:span><text:span text:style-name="T61">0.10 </text:span><text:span text:style-name="T62">µ</text:span><text:span text:style-name="T61">Sv/h – 30 mSv/h</text:span><text:span text:style-name="T56"> <text:s/></text:span><text:span text:style-name="T61">–</text:span><text:span text:style-name="T56"> <text:s/></text:span><text:span text:style-name="T61">± 20 %</text:span></text:h>
          </table:table-cell>
        </table:table-row>
      </table:table>
      <text:p text:style-name="P67"/>
      <text:p text:style-name="P10">Operating conditions:</text:p>
      <text:p text:style-name="P40"><text:span text:style-name="T8">- Air temperature<text:tab/></text:span><text:span text:style-name="T68"><text:tab/><text:tab/><text:tab/><text:tab/>+</text:span><text:span text:style-name="T8">$temp</text:span><text:span text:style-name="T68"> °</text:span><text:span text:style-name="T8">C</text:span></text:p>
      <text:p text:style-name="P42">- Atmospheric pressure<text:tab/><text:tab/><text:tab/><text:tab/>$preasure kPa</text:p>
      <text:p text:style-name="P40"><text:span text:style-name="T8">- Relative humidity<text:tab/><text:tab/></text:span><text:span text:style-name="T8"><text:tab/><text:tab/>$vlag %</text:span></text:p>
      <text:p text:style-name="P41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5"><text:span text:style-name="T10">Calibration means</text:span><text:span text:style-name="T69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26">- $eng_facility_110<text:span text:style-name="T5">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6">- <text:span text:style-name="T5">$eng_facility_130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6">- <text:span text:style-name="T5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6">- $eng_facility_alpha<text:span text:style-name="T5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6"><text:span text:style-name="T28">- </text:span><text:span text:style-name="T9">$eng_facility_beta$;</text:span></text:p>
          </table:table-cell>
        </table:table-row>
      </table:table>
      <text:p text:style-name="P9"/>
      <text:p text:style-name="P24">Calibration data</text:p>
      <text:p text:style-name="P14"/>
      <text:p text:style-name="P12"/>
      <table:table table:name="t16" table:style-name="t16">
        <table:table-column table:style-name="t16.A"/>
        <table:table-column table:style-name="t16.B"/>
        <table:table-row table:style-name="t16.1">
          <table:table-cell table:style-name="t16.A1" table:number-columns-spanned="2" office:value-type="string">
            <text:p text:style-name="P32"><text:span text:style-name="T42">PU (</text:span><text:span text:style-name="T43">γ</text:span><text:span text:style-name="T42">)</text:span></text:p>
          </table:table-cell>
          <table:covered-table-cell/>
        </table:table-row>
        <table:table-row table:style-name="t16.1">
          <table:table-cell table:style-name="t16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2" text:anchor-type="as-char" svg:y="-0.1339in" svg:width="0.5429in" style:rel-width="scale" svg:height="0.1854in" style:rel-height="scale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6.B2" office:value-type="string">
            <text:p text:style-name="P54">Calibration data,</text:p>
            <text:p text:style-name="P4"><draw:frame draw:style-name="fr2" draw:name="Объект6" text:anchor-type="as-char" svg:y="-0.152in" svg:width="0.4874in" style:rel-width="scale" svg:height="0.2043in" style:rel-height="scale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6.1">
          <table:table-cell table:style-name="t16.A3" office:value-type="string">
            <text:p text:style-name="P17"><text:span text:style-name="T5">20</text:span> <text:span text:style-name="T28">µSv/h</text:span></text:p>
          </table:table-cell>
          <table:table-cell table:style-name="t16.B3" office:value-type="string">
            <text:p text:style-name="P16">$16-00 <text:span text:style-name="T28">µSv/h</text:span></text:p>
          </table:table-cell>
        </table:table-row>
        <table:table-row table:style-name="t16.1">
          <table:table-cell table:style-name="t16.A3" office:value-type="string">
            <text:p text:style-name="P17">7<text:span text:style-name="T5">0</text:span> <text:span text:style-name="T28">µSv/h</text:span></text:p>
          </table:table-cell>
          <table:table-cell table:style-name="t16.B3" office:value-type="string">
            <text:p text:style-name="P16">$16-01 <text:span text:style-name="T28">µSv/h</text:span></text:p>
          </table:table-cell>
        </table:table-row>
        <table:table-row table:style-name="t16.1">
          <table:table-cell table:style-name="t16.A3" office:value-type="string">
            <text:p text:style-name="P17"><text:span text:style-name="T5">0,</text:span>7 <text:span text:style-name="T28">mSv/h</text:span></text:p>
          </table:table-cell>
          <table:table-cell table:style-name="t16.B3" office:value-type="string">
            <text:p text:style-name="P16">$16-02 <text:span text:style-name="T28">mSv/h</text:span></text:p>
          </table:table-cell>
        </table:table-row>
        <table:table-row table:style-name="t16.1">
          <table:table-cell table:style-name="t16.A6" office:value-type="string">
            <text:p text:style-name="P17">7 <text:span text:style-name="T28">mSv/h</text:span></text:p>
          </table:table-cell>
          <table:table-cell table:style-name="t16.B6" office:value-type="string">
            <text:p text:style-name="P16">$16-03 <text:span text:style-name="T28">mSv/h</text:span></text:p>
          </table:table-cell>
        </table:table-row>
      </table:table>
      <table:table table:name="t17" table:style-name="t17">
        <table:table-column table:style-name="t17.A"/>
        <table:table-column table:style-name="t17.B"/>
        <table:table-row table:style-name="t17.1">
          <table:table-cell table:style-name="t17.A1" table:number-columns-spanned="2" office:value-type="string">
            <text:p text:style-name="P32"><text:span text:style-name="T42">PU-2 (</text:span><text:span text:style-name="T43">γ</text:span><text:span text:style-name="T42">)</text:span></text:p>
          </table:table-cell>
          <table:covered-table-cell/>
        </table:table-row>
        <table:table-row table:style-name="t17.1">
          <table:table-cell table:style-name="t17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1" text:anchor-type="as-char" svg:y="-0.1339in" svg:width="0.5429in" style:rel-width="scale" svg:height="0.1854in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7.B2" office:value-type="string">
            <text:p text:style-name="P54">Calibration data,</text:p>
            <text:p text:style-name="P4"><draw:frame draw:style-name="fr2" draw:name="Объект3" text:anchor-type="as-char" svg:y="-0.152in" svg:width="0.4874in" style:rel-width="scale" svg:height="0.2043in" style:rel-height="scale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7.1">
          <table:table-cell table:style-name="t17.A3" office:value-type="string">
            <text:p text:style-name="P17"><text:span text:style-name="T5">20</text:span> <text:span text:style-name="T28">µSv/h</text:span></text:p>
          </table:table-cell>
          <table:table-cell table:style-name="t17.B3" office:value-type="string">
            <text:p text:style-name="P16">$17-00 <text:span text:style-name="T28">µSv/h</text:span></text:p>
          </table:table-cell>
        </table:table-row>
        <table:table-row table:style-name="t17.1">
          <table:table-cell table:style-name="t17.A3" office:value-type="string">
            <text:p text:style-name="P17">7<text:span text:style-name="T5">0</text:span> <text:span text:style-name="T28">µSv/h</text:span></text:p>
          </table:table-cell>
          <table:table-cell table:style-name="t17.B3" office:value-type="string">
            <text:p text:style-name="P16">$17-01 <text:span text:style-name="T28">µSv/h</text:span></text:p>
          </table:table-cell>
        </table:table-row>
        <table:table-row table:style-name="t17.1">
          <table:table-cell table:style-name="t17.A3" office:value-type="string">
            <text:p text:style-name="P17"><text:span text:style-name="T5">0,</text:span>7 <text:span text:style-name="T28">mSv/h</text:span></text:p>
          </table:table-cell>
          <table:table-cell table:style-name="t17.B3" office:value-type="string">
            <text:p text:style-name="P16">$17-02 <text:span text:style-name="T28">mSv/h</text:span></text:p>
          </table:table-cell>
        </table:table-row>
        <table:table-row table:style-name="t17.1">
          <table:table-cell table:style-name="t17.A6" office:value-type="string">
            <text:p text:style-name="P17">7 <text:span text:style-name="T28">mSv/h</text:span></text:p>
          </table:table-cell>
          <table:table-cell table:style-name="t17.B6" office:value-type="string">
            <text:p text:style-name="P16">$17-03 <text:span text:style-name="T28">mSv/h</text:span></text:p>
          </table:table-cell>
        </table:table-row>
      </table:table>
      <table:table table:name="t23" table:style-name="t23">
        <table:table-column table:style-name="t23.A"/>
        <table:table-column table:style-name="t23.B"/>
        <table:table-row table:style-name="t23.1">
          <table:table-cell table:style-name="t23.A1" table:number-columns-spanned="2" office:value-type="string">
            <text:p text:style-name="P32"><text:span text:style-name="T42">PU (</text:span><text:span text:style-name="T43">γ</text:span><text:span text:style-name="T42">)</text:span></text:p>
          </table:table-cell>
          <table:covered-table-cell/>
        </table:table-row>
        <table:table-row table:style-name="t23.1">
          <table:table-cell table:style-name="t23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4" text:anchor-type="as-char" svg:y="-0.1339in" svg:width="0.5429in" style:rel-width="scale" svg:height="0.1854in" style:rel-height="scale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t23.B2" office:value-type="string">
            <text:p text:style-name="P54">Calibration data,</text:p>
            <text:p text:style-name="P4"><draw:frame draw:style-name="fr2" draw:name="Объект5" text:anchor-type="as-char" svg:y="-0.152in" svg:width="0.4874in" style:rel-width="scale" svg:height="0.2043in" style:rel-height="scale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23.1">
          <table:table-cell table:style-name="t23.A3" office:value-type="string">
            <text:p text:style-name="P17"><text:span text:style-name="T5">7</text:span> <text:span text:style-name="T28">µSv/h</text:span></text:p>
          </table:table-cell>
          <table:table-cell table:style-name="t23.B3" office:value-type="string">
            <text:p text:style-name="P16">$23-00 <text:span text:style-name="T28">µSv/h</text:span></text:p>
          </table:table-cell>
        </table:table-row>
        <table:table-row table:style-name="t23.1">
          <table:table-cell table:style-name="t23.A3" office:value-type="string">
            <text:p text:style-name="P17">7<text:span text:style-name="T5">0</text:span> <text:span text:style-name="T28">µSv/h</text:span></text:p>
          </table:table-cell>
          <table:table-cell table:style-name="t23.B3" office:value-type="string">
            <text:p text:style-name="P16">$23-01 <text:span text:style-name="T28">µSv/h</text:span></text:p>
          </table:table-cell>
        </table:table-row>
        <table:table-row table:style-name="t23.1">
          <table:table-cell table:style-name="t23.A3" office:value-type="string">
            <text:p text:style-name="P17"><text:span text:style-name="T5">0,</text:span>7 <text:span text:style-name="T28">mSv/h</text:span></text:p>
          </table:table-cell>
          <table:table-cell table:style-name="t23.B3" office:value-type="string">
            <text:p text:style-name="P16">$23-02 <text:span text:style-name="T28">mSv/h</text:span></text:p>
          </table:table-cell>
        </table:table-row>
        <table:table-row table:style-name="t23.1">
          <table:table-cell table:style-name="t23.A3" office:value-type="string">
            <text:p text:style-name="P17">7 <text:span text:style-name="T28">mSv/h</text:span></text:p>
          </table:table-cell>
          <table:table-cell table:style-name="t23.B3" office:value-type="string">
            <text:p text:style-name="P16">$23-03 <text:span text:style-name="T28">mSv/h</text:span></text:p>
          </table:table-cell>
        </table:table-row>
        <table:table-row table:style-name="t23.1">
          <table:table-cell table:style-name="t23.A7" office:value-type="string">
            <text:p text:style-name="P17"><text:span text:style-name="T5">70</text:span> <text:span text:style-name="T28">mSv/h</text:span></text:p>
          </table:table-cell>
          <table:table-cell table:style-name="t23.B7" office:value-type="string">
            <text:p text:style-name="P16">$23-04 <text:span text:style-name="T28">mSv/h</text:span></text:p>
          </table:table-cell>
        </table:table-row>
      </table:table>
      <table:table table:name="t24" table:style-name="t24">
        <table:table-column table:style-name="t24.A"/>
        <table:table-column table:style-name="t24.B"/>
        <text:soft-page-break/>
        <table:table-row table:style-name="t24.1">
          <table:table-cell table:style-name="t24.A1" table:number-columns-spanned="2" office:value-type="string">
            <text:p text:style-name="P32"><text:span text:style-name="T42">PU-2 (</text:span><text:span text:style-name="T43">γ</text:span><text:span text:style-name="T42">)</text:span></text:p>
          </table:table-cell>
          <table:covered-table-cell/>
        </table:table-row>
        <table:table-row table:style-name="t24.1">
          <table:table-cell table:style-name="t24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7" text:anchor-type="as-char" svg:y="-0.1339in" svg:width="0.5429in" style:rel-width="scale" svg:height="0.1854in" style:rel-height="scale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t24.B2" office:value-type="string">
            <text:p text:style-name="P54">Calibration data,</text:p>
            <text:p text:style-name="P4"><draw:frame draw:style-name="fr2" draw:name="Объект8" text:anchor-type="as-char" svg:y="-0.152in" svg:width="0.4874in" style:rel-width="scale" svg:height="0.2043in" style:rel-height="scale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24.1">
          <table:table-cell table:style-name="t24.A3" office:value-type="string">
            <text:p text:style-name="P17"><text:span text:style-name="T5">7</text:span> <text:span text:style-name="T28">µSv/h</text:span></text:p>
          </table:table-cell>
          <table:table-cell table:style-name="t24.B3" office:value-type="string">
            <text:p text:style-name="P16">$24-00 <text:span text:style-name="T28">µSv/h</text:span></text:p>
          </table:table-cell>
        </table:table-row>
        <table:table-row table:style-name="t24.1">
          <table:table-cell table:style-name="t24.A3" office:value-type="string">
            <text:p text:style-name="P17">7<text:span text:style-name="T5">0</text:span> <text:span text:style-name="T28">µSv/h</text:span></text:p>
          </table:table-cell>
          <table:table-cell table:style-name="t24.B3" office:value-type="string">
            <text:p text:style-name="P16">$24-01 <text:span text:style-name="T28">µSv/h</text:span></text:p>
          </table:table-cell>
        </table:table-row>
        <table:table-row table:style-name="t24.1">
          <table:table-cell table:style-name="t24.A3" office:value-type="string">
            <text:p text:style-name="P17"><text:span text:style-name="T5">0,</text:span>7 <text:span text:style-name="T28">mSv/h</text:span></text:p>
          </table:table-cell>
          <table:table-cell table:style-name="t24.B3" office:value-type="string">
            <text:p text:style-name="P16">$24-02 <text:span text:style-name="T28">mSv/h</text:span></text:p>
          </table:table-cell>
        </table:table-row>
        <table:table-row table:style-name="t24.1">
          <table:table-cell table:style-name="t24.A3" office:value-type="string">
            <text:p text:style-name="P17">7 <text:span text:style-name="T28">mSv/h</text:span></text:p>
          </table:table-cell>
          <table:table-cell table:style-name="t24.B3" office:value-type="string">
            <text:p text:style-name="P16">$24-03 <text:span text:style-name="T28">mSv/h</text:span></text:p>
          </table:table-cell>
        </table:table-row>
        <table:table-row table:style-name="t24.1">
          <table:table-cell table:style-name="t24.A7" office:value-type="string">
            <text:p text:style-name="P17"><text:span text:style-name="T5">70</text:span> <text:span text:style-name="T28">mSv/h</text:span></text:p>
          </table:table-cell>
          <table:table-cell table:style-name="t24.B7" office:value-type="string">
            <text:p text:style-name="P16">$24-04 <text:span text:style-name="T28">mSv/h</text:span></text:p>
          </table:table-cell>
        </table:table-row>
      </table:table>
      <table:table table:name="t18" table:style-name="t18">
        <table:table-column table:style-name="t18.A"/>
        <table:table-column table:style-name="t18.B"/>
        <table:table-row table:style-name="t18.1">
          <table:table-cell table:style-name="t18.A1" table:number-columns-spanned="2" office:value-type="string">
            <text:p text:style-name="P32"><text:span text:style-name="T42">PU-4 (</text:span><text:span text:style-name="T43">γ</text:span><text:span text:style-name="T42">)</text:span></text:p>
          </table:table-cell>
          <table:covered-table-cell/>
        </table:table-row>
        <table:table-row table:style-name="t18.1">
          <table:table-cell table:style-name="t18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9" text:anchor-type="as-char" svg:y="-0.1339in" svg:width="0.5429in" style:rel-width="scale" svg:height="0.1854in" style:rel-height="scale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t18.B2" office:value-type="string">
            <text:p text:style-name="P54">Calibration data,</text:p>
            <text:p text:style-name="P4"><draw:frame draw:style-name="fr2" draw:name="Объект10" text:anchor-type="as-char" svg:y="-0.152in" svg:width="0.4874in" style:rel-width="scale" svg:height="0.2043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18.1">
          <table:table-cell table:style-name="t18.A3" office:value-type="string">
            <text:p text:style-name="P17">7 <text:span text:style-name="T28">µSv/h</text:span></text:p>
          </table:table-cell>
          <table:table-cell table:style-name="t18.B3" office:value-type="string">
            <text:p text:style-name="P46">$18-00 <text:span text:style-name="T28">µSv/h</text:span></text:p>
          </table:table-cell>
        </table:table-row>
        <table:table-row table:style-name="t18.1">
          <table:table-cell table:style-name="t18.A3" office:value-type="string">
            <text:p text:style-name="P17">7<text:span text:style-name="T5">0</text:span> <text:span text:style-name="T28">µSv/h</text:span></text:p>
          </table:table-cell>
          <table:table-cell table:style-name="t18.B3" office:value-type="string">
            <text:p text:style-name="P46">$18-01 <text:span text:style-name="T28">µSv/h</text:span></text:p>
          </table:table-cell>
        </table:table-row>
        <table:table-row table:style-name="t18.1">
          <table:table-cell table:style-name="t18.A3" office:value-type="string">
            <text:p text:style-name="P17"><text:span text:style-name="T5">0,</text:span>7 <text:span text:style-name="T28">mSv/h</text:span></text:p>
          </table:table-cell>
          <table:table-cell table:style-name="t18.B3" office:value-type="string">
            <text:p text:style-name="P46">$18-02 <text:span text:style-name="T28">mSv/h</text:span></text:p>
          </table:table-cell>
        </table:table-row>
        <table:table-row table:style-name="t18.1">
          <table:table-cell table:style-name="t18.A3" office:value-type="string">
            <text:p text:style-name="P17">7 <text:span text:style-name="T28">mSv/h</text:span></text:p>
          </table:table-cell>
          <table:table-cell table:style-name="t18.B3" office:value-type="string">
            <text:p text:style-name="P46">$18-03 <text:span text:style-name="T28">mSv/h</text:span></text:p>
          </table:table-cell>
        </table:table-row>
        <table:table-row table:style-name="t18.1">
          <table:table-cell table:style-name="t18.A7" office:value-type="string">
            <text:p text:style-name="P17"><text:span text:style-name="T5">70</text:span> <text:span text:style-name="T28">mSv/h</text:span></text:p>
          </table:table-cell>
          <table:table-cell table:style-name="t18.B7" office:value-type="string">
            <text:p text:style-name="P46">$18-0<text:span text:style-name="T5">4 </text:span><text:span text:style-name="T28">mSv/h</text:span></text:p>
          </table:table-cell>
        </table:table-row>
      </table:table>
      <table:table table:name="t29" table:style-name="t29">
        <table:table-column table:style-name="t29.A"/>
        <table:table-column table:style-name="t29.B"/>
        <table:table-row table:style-name="t29.1">
          <table:table-cell table:style-name="t29.A1" table:number-columns-spanned="2" office:value-type="string">
            <text:p text:style-name="P32"><text:span text:style-name="T42">PU-5 (</text:span><text:span text:style-name="T43">γ</text:span><text:span text:style-name="T42">)</text:span></text:p>
          </table:table-cell>
          <table:covered-table-cell/>
        </table:table-row>
        <table:table-row table:style-name="t29.1">
          <table:table-cell table:style-name="t29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11" text:anchor-type="as-char" svg:y="-0.1339in" svg:width="0.5429in" style:rel-width="scale" svg:height="0.1854in" style:rel-height="scale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t29.B2" office:value-type="string">
            <text:p text:style-name="P54">Calibration data,</text:p>
            <text:p text:style-name="P4"><draw:frame draw:style-name="fr2" draw:name="Объект12" text:anchor-type="as-char" svg:y="-0.152in" svg:width="0.4874in" style:rel-width="scale" svg:height="0.2043in" style:rel-height="scale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29.1">
          <table:table-cell table:style-name="t29.A3" office:value-type="string">
            <text:p text:style-name="P17"><text:span text:style-name="T5">20</text:span> <text:span text:style-name="T28">µSv/h</text:span></text:p>
          </table:table-cell>
          <table:table-cell table:style-name="t29.B3" office:value-type="string">
            <text:p text:style-name="P16">$29-00 <text:span text:style-name="T28">µSv/h</text:span></text:p>
          </table:table-cell>
        </table:table-row>
        <table:table-row table:style-name="t29.1">
          <table:table-cell table:style-name="t29.A3" office:value-type="string">
            <text:p text:style-name="P17">7<text:span text:style-name="T5">0</text:span> <text:span text:style-name="T28">µSv/h</text:span></text:p>
          </table:table-cell>
          <table:table-cell table:style-name="t29.B3" office:value-type="string">
            <text:p text:style-name="P16">$29-01 <text:span text:style-name="T28">µSv/h</text:span></text:p>
          </table:table-cell>
        </table:table-row>
        <table:table-row table:style-name="t29.1">
          <table:table-cell table:style-name="t29.A3" office:value-type="string">
            <text:p text:style-name="P17"><text:span text:style-name="T5">0,</text:span>7 <text:span text:style-name="T28">mSv/h</text:span></text:p>
          </table:table-cell>
          <table:table-cell table:style-name="t29.B3" office:value-type="string">
            <text:p text:style-name="P16">$29-02 <text:span text:style-name="T28">mSv/h</text:span></text:p>
          </table:table-cell>
        </table:table-row>
        <table:table-row table:style-name="t29.1">
          <table:table-cell table:style-name="t29.A3" office:value-type="string">
            <text:p text:style-name="P17">7 <text:span text:style-name="T28">mSv/h</text:span></text:p>
          </table:table-cell>
          <table:table-cell table:style-name="t29.B3" office:value-type="string">
            <text:p text:style-name="P16">$29-03 <text:span text:style-name="T28">mSv/h</text:span></text:p>
          </table:table-cell>
        </table:table-row>
        <table:table-row table:style-name="t29.1">
          <table:table-cell table:style-name="t29.A7" office:value-type="string">
            <text:p text:style-name="P17"><text:span text:style-name="T5">70</text:span> <text:span text:style-name="T28">mSv/h</text:span></text:p>
          </table:table-cell>
          <table:table-cell table:style-name="t29.B7" office:value-type="string">
            <text:p text:style-name="P16">$29-04 <text:span text:style-name="T28">mSv/h</text:span></text:p>
          </table:table-cell>
        </table:table-row>
      </table:table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33"><text:span text:style-name="T35">BDKG-01 (</text:span><text:span text:style-name="T36">γ</text:span><text:span text:style-name="T35">)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13" text:anchor-type="as-char" svg:y="-0.1339in" svg:width="0.5429in" style:rel-width="scale" svg:height="0.1854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t1.B2" office:value-type="string">
            <text:p text:style-name="P54">Calibration data,</text:p>
            <text:p text:style-name="P4"><draw:frame draw:style-name="fr2" draw:name="Объект14" text:anchor-type="as-char" svg:y="-0.152in" svg:width="0.4874in" style:rel-width="scale" svg:height="0.2043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7">0,7 µSv/h</text:p>
          </table:table-cell>
          <table:table-cell table:style-name="t1.B3" office:value-type="string">
            <text:p text:style-name="P16">$1-00 <text:span text:style-name="T28">µSv/h</text:span></text:p>
          </table:table-cell>
        </table:table-row>
        <table:table-row table:style-name="t1.1">
          <table:table-cell table:style-name="t1.A3" office:value-type="string">
            <text:p text:style-name="P17">7 µSv/h</text:p>
          </table:table-cell>
          <table:table-cell table:style-name="t1.B3" office:value-type="string">
            <text:p text:style-name="P16">$1-01 <text:span text:style-name="T28">µSv/h</text:span></text:p>
          </table:table-cell>
        </table:table-row>
        <table:table-row table:style-name="t1.1">
          <table:table-cell table:style-name="t1.A3" office:value-type="string">
            <text:p text:style-name="P17">70 µSv/h</text:p>
          </table:table-cell>
          <table:table-cell table:style-name="t1.B3" office:value-type="string">
            <text:p text:style-name="P16">$1-02 <text:span text:style-name="T28">µSv/h</text:span></text:p>
          </table:table-cell>
        </table:table-row>
        <table:table-row table:style-name="t1.1">
          <table:table-cell table:style-name="t1.A3" office:value-type="string">
            <text:p text:style-name="P17">0,7 mSv/h</text:p>
          </table:table-cell>
          <table:table-cell table:style-name="t1.B3" office:value-type="string">
            <text:p text:style-name="P16">$1-03 <text:span text:style-name="T28">mSv/h</text:span></text:p>
          </table:table-cell>
        </table:table-row>
        <table:table-row table:style-name="t1.1">
          <table:table-cell table:style-name="t1.A3" office:value-type="string">
            <text:p text:style-name="P17">7,0 mSv/h</text:p>
          </table:table-cell>
          <table:table-cell table:style-name="t1.B3" office:value-type="string">
            <text:p text:style-name="P16">$1-04 <text:span text:style-name="T28">mSv/h</text:span></text:p>
          </table:table-cell>
        </table:table-row>
        <table:table-row table:style-name="t1.1">
          <table:table-cell table:style-name="t1.A3" office:value-type="string">
            <text:p text:style-name="P17">70 mSv/h</text:p>
          </table:table-cell>
          <table:table-cell table:style-name="t1.B3" office:value-type="string">
            <text:p text:style-name="P16">$1-05 <text:span text:style-name="T28">mSv/h</text:span></text:p>
          </table:table-cell>
        </table:table-row>
        <table:table-row table:style-name="t1.1">
          <table:table-cell table:style-name="t1.A3" office:value-type="string">
            <text:p text:style-name="P17"><text:span text:style-name="T28">0,7</text:span> Sv/h</text:p>
          </table:table-cell>
          <table:table-cell table:style-name="t1.B3" office:value-type="string">
            <text:p text:style-name="P16">$1-06 <text:span text:style-name="T28">Sv/h</text:span></text:p>
          </table:table-cell>
        </table:table-row>
        <table:table-row table:style-name="t1.1">
          <table:table-cell table:style-name="t1.A10" office:value-type="string">
            <text:p text:style-name="P17">7 Sv/h</text:p>
          </table:table-cell>
          <table:table-cell table:style-name="t1.B10" office:value-type="string">
            <text:p text:style-name="P16">$1-07 <text:span text:style-name="T28">Sv/h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row table:style-name="t2.1">
          <table:table-cell table:style-name="t2.A1" table:number-columns-spanned="2" office:value-type="string">
            <text:p text:style-name="P33"><text:span text:style-name="T35">BDKG-03 (</text:span><text:span text:style-name="T36">γ</text:span><text:span text:style-name="T35">)</text:span></text:p>
          </table:table-cell>
          <table:covered-table-cell/>
        </table:table-row>
        <table:table-row table:style-name="t2.1">
          <table:table-cell table:style-name="t2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16" text:anchor-type="as-char" svg:y="-0.1339in" svg:width="0.5429in" style:rel-width="scale" svg:height="0.1854in" style:rel-height="scale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t2.B2" office:value-type="string">
            <text:p text:style-name="P54">Calibration data,</text:p>
            <text:p text:style-name="P4"><draw:frame draw:style-name="fr2" draw:name="Объект17" text:anchor-type="as-char" svg:y="-0.152in" svg:width="0.4874in" style:rel-width="scale" svg:height="0.2043in" style:rel-height="scale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t2.1">
          <table:table-cell table:style-name="t2.A3" office:value-type="string">
            <text:p text:style-name="P17"><text:span text:style-name="T5">0,07</text:span> µSv/h</text:p>
          </table:table-cell>
          <table:table-cell table:style-name="t2.B3" office:value-type="string">
            <text:p text:style-name="P16">$2-00 <text:span text:style-name="T28">µSv/h</text:span></text:p>
          </table:table-cell>
        </table:table-row>
        <table:table-row table:style-name="t2.1">
          <table:table-cell table:style-name="t2.A3" office:value-type="string">
            <text:p text:style-name="P17">0,7 µSv/h</text:p>
          </table:table-cell>
          <table:table-cell table:style-name="t2.B3" office:value-type="string">
            <text:p text:style-name="P16">$2-01 <text:span text:style-name="T28">µSv/h</text:span></text:p>
          </table:table-cell>
        </table:table-row>
        <table:table-row table:style-name="t2.1">
          <table:table-cell table:style-name="t2.A3" office:value-type="string">
            <text:p text:style-name="P17">7 µSv/h</text:p>
          </table:table-cell>
          <table:table-cell table:style-name="t2.B3" office:value-type="string">
            <text:p text:style-name="P16">$2-02 <text:span text:style-name="T28">µSv/h</text:span></text:p>
          </table:table-cell>
        </table:table-row>
        <table:table-row table:style-name="t2.1">
          <table:table-cell table:style-name="t2.A3" office:value-type="string">
            <text:p text:style-name="P17">70 µSv/h</text:p>
          </table:table-cell>
          <table:table-cell table:style-name="t2.B3" office:value-type="string">
            <text:p text:style-name="P16">$2-03 <text:span text:style-name="T28">µSv/h</text:span></text:p>
          </table:table-cell>
        </table:table-row>
        <table:table-row table:style-name="t2.1">
          <table:table-cell table:style-name="t2.A7" office:value-type="string">
            <text:p text:style-name="P17"><text:span text:style-name="T28">240</text:span> <text:span text:style-name="T28">µSv/h</text:span></text:p>
          </table:table-cell>
          <table:table-cell table:style-name="t2.B7" office:value-type="string">
            <text:p text:style-name="P16">$2-04 <text:span text:style-name="T28">µSv/h</text:span></text:p>
          </table:table-cell>
        </table:table-row>
      </table:table>
      <table:table table:name="t3" table:style-name="t3">
        <table:table-column table:style-name="t3.A"/>
        <table:table-column table:style-name="t3.B"/>
        <text:soft-page-break/>
        <table:table-row table:style-name="t3.1">
          <table:table-cell table:style-name="t3.A1" table:number-columns-spanned="2" office:value-type="string">
            <text:p text:style-name="P33"><text:span text:style-name="T35">BDKG-04 (</text:span><text:span text:style-name="T36">γ</text:span><text:span text:style-name="T35">)</text:span></text:p>
          </table:table-cell>
          <table:covered-table-cell/>
        </table:table-row>
        <table:table-row table:style-name="t3.1">
          <table:table-cell table:style-name="t3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18" text:anchor-type="as-char" svg:y="-0.1339in" svg:width="0.5429in" style:rel-width="scale" svg:height="0.1854in" style:rel-height="scale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3.B2" office:value-type="string">
            <text:p text:style-name="P54">Calibration data,</text:p>
            <text:p text:style-name="P4"><draw:frame draw:style-name="fr2" draw:name="Объект19" text:anchor-type="as-char" svg:y="-0.152in" svg:width="0.4874in" style:rel-width="scale" svg:height="0.2043in" style:rel-height="scale" draw:z-index="2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3.1">
          <table:table-cell table:style-name="t3.A3" office:value-type="string">
            <text:p text:style-name="P17"><text:span text:style-name="T5">0,07</text:span> µSv/h</text:p>
          </table:table-cell>
          <table:table-cell table:style-name="t3.B3" office:value-type="string">
            <text:p text:style-name="P16">$3-00 <text:span text:style-name="T28">µSv/h</text:span></text:p>
          </table:table-cell>
        </table:table-row>
        <table:table-row table:style-name="t3.1">
          <table:table-cell table:style-name="t3.A3" office:value-type="string">
            <text:p text:style-name="P17">0,7 µSv/h</text:p>
          </table:table-cell>
          <table:table-cell table:style-name="t3.B3" office:value-type="string">
            <text:p text:style-name="P16">$3-01 <text:span text:style-name="T28">µSv/h</text:span></text:p>
          </table:table-cell>
        </table:table-row>
        <table:table-row table:style-name="t3.1">
          <table:table-cell table:style-name="t3.A3" office:value-type="string">
            <text:p text:style-name="P17">7 µSv/h</text:p>
          </table:table-cell>
          <table:table-cell table:style-name="t3.B3" office:value-type="string">
            <text:p text:style-name="P16">$3-02 <text:span text:style-name="T28">µSv/h</text:span></text:p>
          </table:table-cell>
        </table:table-row>
        <table:table-row table:style-name="t3.1">
          <table:table-cell table:style-name="t3.A3" office:value-type="string">
            <text:p text:style-name="P17">70 µSv/h</text:p>
          </table:table-cell>
          <table:table-cell table:style-name="t3.B3" office:value-type="string">
            <text:p text:style-name="P16">$3-03 <text:span text:style-name="T28">µSv/h</text:span></text:p>
          </table:table-cell>
        </table:table-row>
        <table:table-row table:style-name="t3.1">
          <table:table-cell table:style-name="t3.A3" office:value-type="string">
            <text:p text:style-name="P17">0,7 mSv/h</text:p>
          </table:table-cell>
          <table:table-cell table:style-name="t3.B3" office:value-type="string">
            <text:p text:style-name="P16">$3-04 <text:span text:style-name="T28">mSv/h</text:span></text:p>
          </table:table-cell>
        </table:table-row>
        <table:table-row table:style-name="t3.1">
          <table:table-cell table:style-name="t3.A3" office:value-type="string">
            <text:p text:style-name="P17">7,0 mSv/h</text:p>
          </table:table-cell>
          <table:table-cell table:style-name="t3.B3" office:value-type="string">
            <text:p text:style-name="P16">$3-05 <text:span text:style-name="T28">mSv/h</text:span></text:p>
          </table:table-cell>
        </table:table-row>
        <table:table-row table:style-name="t3.1">
          <table:table-cell table:style-name="t3.A3" office:value-type="string">
            <text:p text:style-name="P17">70 mSv/h</text:p>
          </table:table-cell>
          <table:table-cell table:style-name="t3.B3" office:value-type="string">
            <text:p text:style-name="P16">$3-06 <text:span text:style-name="T28">mSv/h</text:span></text:p>
          </table:table-cell>
        </table:table-row>
        <table:table-row table:style-name="t3.1">
          <table:table-cell table:style-name="t3.A3" office:value-type="string">
            <text:p text:style-name="P17"><text:span text:style-name="T28">0,7</text:span> Sv/h</text:p>
          </table:table-cell>
          <table:table-cell table:style-name="t3.B3" office:value-type="string">
            <text:p text:style-name="P16">$3-07 <text:span text:style-name="T28">Sv/h</text:span></text:p>
          </table:table-cell>
        </table:table-row>
        <table:table-row table:style-name="t3.1">
          <table:table-cell table:style-name="t3.A11" office:value-type="string">
            <text:p text:style-name="P17">7 Sv/h</text:p>
          </table:table-cell>
          <table:table-cell table:style-name="t3.B11" office:value-type="string">
            <text:p text:style-name="P16">$3-08 <text:span text:style-name="T28">Sv/h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row table:style-name="t4.1">
          <table:table-cell table:style-name="t4.A1" table:number-columns-spanned="2" office:value-type="string">
            <text:p text:style-name="P33"><text:span text:style-name="T35">BDKG-05 (</text:span><text:span text:style-name="T36">γ</text:span><text:span text:style-name="T35">)</text:span></text:p>
          </table:table-cell>
          <table:covered-table-cell/>
        </table:table-row>
        <table:table-row table:style-name="t4.1">
          <table:table-cell table:style-name="t4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20" text:anchor-type="as-char" svg:y="-0.1339in" svg:width="0.5429in" style:rel-width="scale" svg:height="0.1854in" style:rel-height="scale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4.B2" office:value-type="string">
            <text:p text:style-name="P54">Calibration data,</text:p>
            <text:p text:style-name="P4"><draw:frame draw:style-name="fr2" draw:name="Объект21" text:anchor-type="as-char" svg:y="-0.152in" svg:width="0.4874in" style:rel-width="scale" svg:height="0.2043in" style:rel-height="scale" draw:z-index="2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4.1">
          <table:table-cell table:style-name="t4.A3" office:value-type="string">
            <text:p text:style-name="P17"><text:span text:style-name="T5">0,07</text:span> µSv/h</text:p>
          </table:table-cell>
          <table:table-cell table:style-name="t4.B3" office:value-type="string">
            <text:p text:style-name="P16">$4-00 <text:span text:style-name="T28">µSv/h</text:span></text:p>
          </table:table-cell>
        </table:table-row>
        <table:table-row table:style-name="t4.1">
          <table:table-cell table:style-name="t4.A3" office:value-type="string">
            <text:p text:style-name="P17">0,7 µSv/h</text:p>
          </table:table-cell>
          <table:table-cell table:style-name="t4.B3" office:value-type="string">
            <text:p text:style-name="P16">$4-01 <text:span text:style-name="T28">µSv/h</text:span></text:p>
          </table:table-cell>
        </table:table-row>
        <table:table-row table:style-name="t4.1">
          <table:table-cell table:style-name="t4.A3" office:value-type="string">
            <text:p text:style-name="P17">7 µSv/h</text:p>
          </table:table-cell>
          <table:table-cell table:style-name="t4.B3" office:value-type="string">
            <text:p text:style-name="P16">$4-02 <text:span text:style-name="T28">µSv/h</text:span></text:p>
          </table:table-cell>
        </table:table-row>
        <table:table-row table:style-name="t4.1">
          <table:table-cell table:style-name="t4.A3" office:value-type="string">
            <text:p text:style-name="P17">70 µSv/h</text:p>
          </table:table-cell>
          <table:table-cell table:style-name="t4.B3" office:value-type="string">
            <text:p text:style-name="P16">$4-03 <text:span text:style-name="T28">µSv/h</text:span></text:p>
          </table:table-cell>
        </table:table-row>
        <table:table-row table:style-name="t4.1">
          <table:table-cell table:style-name="t4.A7" office:value-type="string">
            <text:p text:style-name="P17">240 µSv/h</text:p>
          </table:table-cell>
          <table:table-cell table:style-name="t4.B7" office:value-type="string">
            <text:p text:style-name="P16">$4-04 <text:span text:style-name="T28">µSv/h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row table:style-name="t5.1">
          <table:table-cell table:style-name="t5.A1" table:number-columns-spanned="2" office:value-type="string">
            <text:p text:style-name="P33"><text:span text:style-name="T35">BDKG-11 (</text:span><text:span text:style-name="T36">γ</text:span><text:span text:style-name="T35">)</text:span></text:p>
          </table:table-cell>
          <table:covered-table-cell/>
        </table:table-row>
        <table:table-row table:style-name="t5.1">
          <table:table-cell table:style-name="t5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22" text:anchor-type="as-char" svg:y="-0.1339in" svg:width="0.5429in" style:rel-width="scale" svg:height="0.1854in" style:rel-height="scale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5.B2" office:value-type="string">
            <text:p text:style-name="P54">Calibration data,</text:p>
            <text:p text:style-name="P4"><draw:frame draw:style-name="fr2" draw:name="Объект23" text:anchor-type="as-char" svg:y="-0.152in" svg:width="0.4874in" style:rel-width="scale" svg:height="0.2043in" style:rel-height="scale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5.1">
          <table:table-cell table:style-name="t5.A3" office:value-type="string">
            <text:p text:style-name="P17"><text:span text:style-name="T5">0,07</text:span> µSv/h</text:p>
          </table:table-cell>
          <table:table-cell table:style-name="t5.B3" office:value-type="string">
            <text:p text:style-name="P16">$5-00 <text:span text:style-name="T28">µSv/h</text:span></text:p>
          </table:table-cell>
        </table:table-row>
        <table:table-row table:style-name="t5.1">
          <table:table-cell table:style-name="t5.A3" office:value-type="string">
            <text:p text:style-name="P17">0,7 µSv/h</text:p>
          </table:table-cell>
          <table:table-cell table:style-name="t5.B3" office:value-type="string">
            <text:p text:style-name="P16">$5-01 <text:span text:style-name="T28">µSv/h</text:span></text:p>
          </table:table-cell>
        </table:table-row>
        <table:table-row table:style-name="t5.1">
          <table:table-cell table:style-name="t5.A3" office:value-type="string">
            <text:p text:style-name="P17">7 µSv/h</text:p>
          </table:table-cell>
          <table:table-cell table:style-name="t5.B3" office:value-type="string">
            <text:p text:style-name="P16">$5-02 <text:span text:style-name="T28">µSv/h</text:span></text:p>
          </table:table-cell>
        </table:table-row>
        <table:table-row table:style-name="t5.1">
          <table:table-cell table:style-name="t5.A6" office:value-type="string">
            <text:p text:style-name="P17">70 µSv/h</text:p>
          </table:table-cell>
          <table:table-cell table:style-name="t5.B6" office:value-type="string">
            <text:p text:style-name="P16">$5-03 <text:span text:style-name="T28">µSv/h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row table:style-name="t6.1">
          <table:table-cell table:style-name="t6.A1" table:number-columns-spanned="2" office:value-type="string">
            <text:p text:style-name="P33"><text:span text:style-name="T35">BDKG-17 (</text:span><text:span text:style-name="T36">γ</text:span><text:span text:style-name="T35">)</text:span></text:p>
          </table:table-cell>
          <table:covered-table-cell/>
        </table:table-row>
        <table:table-row table:style-name="t6.1">
          <table:table-cell table:style-name="t6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24" text:anchor-type="as-char" svg:y="-0.1339in" svg:width="0.5429in" style:rel-width="scale" svg:height="0.1854in" style:rel-height="scale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t6.B2" office:value-type="string">
            <text:p text:style-name="P54">Calibration data,</text:p>
            <text:p text:style-name="P4"><draw:frame draw:style-name="fr2" draw:name="Объект25" text:anchor-type="as-char" svg:y="-0.152in" svg:width="0.4874in" style:rel-width="scale" svg:height="0.2043in" style:rel-height="scale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6.1">
          <table:table-cell table:style-name="t6.A3" office:value-type="string">
            <text:p text:style-name="P17"><text:span text:style-name="T5">7,0</text:span> mSv/h</text:p>
          </table:table-cell>
          <table:table-cell table:style-name="t6.B3" office:value-type="string">
            <text:p text:style-name="P16">$6-00<text:span text:style-name="T28"> mSv/h</text:span></text:p>
          </table:table-cell>
        </table:table-row>
        <table:table-row table:style-name="t6.1">
          <table:table-cell table:style-name="t6.A3" office:value-type="string">
            <text:p text:style-name="P17">7<text:span text:style-name="T5">0</text:span> mSv/h</text:p>
          </table:table-cell>
          <table:table-cell table:style-name="t6.B3" office:value-type="string">
            <text:p text:style-name="P16">$6-01 <text:span text:style-name="T28">mSv/h</text:span></text:p>
          </table:table-cell>
        </table:table-row>
        <table:table-row table:style-name="t6.1">
          <table:table-cell table:style-name="t6.A3" office:value-type="string">
            <text:p text:style-name="P17"><text:span text:style-name="T5">0,</text:span>7 Sv/h</text:p>
          </table:table-cell>
          <table:table-cell table:style-name="t6.B3" office:value-type="string">
            <text:p text:style-name="P16">$6-02 <text:span text:style-name="T28">Sv/h</text:span></text:p>
          </table:table-cell>
        </table:table-row>
        <table:table-row table:style-name="t6.1">
          <table:table-cell table:style-name="t6.A3" office:value-type="string">
            <text:p text:style-name="P17">7 Sv/h</text:p>
          </table:table-cell>
          <table:table-cell table:style-name="t6.B3" office:value-type="string">
            <text:p text:style-name="P16">$6-03 <text:span text:style-name="T28">Sv/h</text:span></text:p>
          </table:table-cell>
        </table:table-row>
        <table:table-row table:style-name="t6.1">
          <table:table-cell table:style-name="t6.A7" office:value-type="string">
            <text:p text:style-name="P17"><text:span text:style-name="T5">40</text:span> Sv/h</text:p>
          </table:table-cell>
          <table:table-cell table:style-name="t6.B7" office:value-type="string">
            <text:p text:style-name="P16">$6-04 <text:span text:style-name="T28">Sv/h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row table:style-name="t7.1">
          <table:table-cell table:style-name="t7.A1" table:number-columns-spanned="2" office:value-type="string">
            <text:p text:style-name="P33"><text:span text:style-name="T35">BDKG-24 (</text:span><text:span text:style-name="T36">γ</text:span><text:span text:style-name="T35">)</text:span></text:p>
          </table:table-cell>
          <table:covered-table-cell/>
        </table:table-row>
        <table:table-row table:style-name="t7.1">
          <table:table-cell table:style-name="t7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26" text:anchor-type="as-char" svg:y="-0.1339in" svg:width="0.5429in" style:rel-width="scale" svg:height="0.1854in" style:rel-height="scale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t7.B2" office:value-type="string">
            <text:p text:style-name="P54">Calibration data,</text:p>
            <text:p text:style-name="P4"><draw:frame draw:style-name="fr2" draw:name="Объект27" text:anchor-type="as-char" svg:y="-0.152in" svg:width="0.4874in" style:rel-width="scale" svg:height="0.2043in" style:rel-height="scale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7.1">
          <table:table-cell table:style-name="t7.A3" office:value-type="string">
            <text:p text:style-name="P17"><text:span text:style-name="T28">0,07</text:span> µSv/h</text:p>
          </table:table-cell>
          <table:table-cell table:style-name="t7.B3" office:value-type="string">
            <text:p text:style-name="P16">$7-00 <text:span text:style-name="T28">µSv/h</text:span></text:p>
          </table:table-cell>
        </table:table-row>
        <table:table-row table:style-name="t7.1">
          <table:table-cell table:style-name="t7.A3" office:value-type="string">
            <text:p text:style-name="P17">0,7 µSv/h</text:p>
          </table:table-cell>
          <table:table-cell table:style-name="t7.B3" office:value-type="string">
            <text:p text:style-name="P16">$7-01 <text:span text:style-name="T28">µSv/h</text:span></text:p>
          </table:table-cell>
        </table:table-row>
        <table:table-row table:style-name="t7.1">
          <table:table-cell table:style-name="t7.A3" office:value-type="string">
            <text:p text:style-name="P17">7 µSv/h</text:p>
          </table:table-cell>
          <table:table-cell table:style-name="t7.B3" office:value-type="string">
            <text:p text:style-name="P16">$7-02 <text:span text:style-name="T28">µSv/h</text:span></text:p>
          </table:table-cell>
        </table:table-row>
        <table:table-row table:style-name="t7.1">
          <table:table-cell table:style-name="t7.A3" office:value-type="string">
            <text:p text:style-name="P17">70 µSv/h</text:p>
          </table:table-cell>
          <table:table-cell table:style-name="t7.B3" office:value-type="string">
            <text:p text:style-name="P16">$7-03 <text:span text:style-name="T28">µSv/h</text:span></text:p>
          </table:table-cell>
        </table:table-row>
        <table:table-row table:style-name="t7.1">
          <table:table-cell table:style-name="t7.A3" office:value-type="string">
            <text:p text:style-name="P17">0,7 mSv/h</text:p>
          </table:table-cell>
          <table:table-cell table:style-name="t7.B3" office:value-type="string">
            <text:p text:style-name="P16">$7-04 <text:span text:style-name="T28">mSv/h</text:span></text:p>
          </table:table-cell>
        </table:table-row>
        <table:table-row table:style-name="t7.1">
          <table:table-cell table:style-name="t7.A3" office:value-type="string">
            <text:p text:style-name="P17">7,0 mSv/h</text:p>
          </table:table-cell>
          <table:table-cell table:style-name="t7.B3" office:value-type="string">
            <text:p text:style-name="P16">$7-05 <text:span text:style-name="T28">mSv/h</text:span></text:p>
          </table:table-cell>
        </table:table-row>
        <table:table-row table:style-name="t7.1">
          <table:table-cell table:style-name="t7.A3" office:value-type="string">
            <text:p text:style-name="P17">70 mSv/h</text:p>
          </table:table-cell>
          <table:table-cell table:style-name="t7.B3" office:value-type="string">
            <text:p text:style-name="P16">$7-06 <text:span text:style-name="T28">mSv/h</text:span></text:p>
          </table:table-cell>
        </table:table-row>
        <table:table-row table:style-name="t7.1">
          <table:table-cell table:style-name="t7.A10" office:value-type="string">
            <text:p text:style-name="P17">0,7 Sv/h</text:p>
          </table:table-cell>
          <table:table-cell table:style-name="t7.B10" office:value-type="string">
            <text:p text:style-name="P16">$7-07 <text:span text:style-name="T28">Sv/h</text:span></text:p>
          </table:table-cell>
        </table:table-row>
      </table:table>
      <table:table table:name="t8" table:style-name="t8">
        <table:table-column table:style-name="t8.A"/>
        <table:table-column table:style-name="t8.B"/>
        <text:soft-page-break/>
        <table:table-row table:style-name="t8.1">
          <table:table-cell table:style-name="t8.A1" table:number-columns-spanned="2" office:value-type="string">
            <text:p text:style-name="P33"><text:span text:style-name="T35">BDKG-30 (</text:span><text:span text:style-name="T36">γ</text:span><text:span text:style-name="T35">)</text:span></text:p>
          </table:table-cell>
          <table:covered-table-cell/>
        </table:table-row>
        <table:table-row table:style-name="t8.1">
          <table:table-cell table:style-name="t8.A2" office:value-type="string">
            <text:p text:style-name="P7"><text:span text:style-name="T40">Air</text:span><text:span text:style-name="T41"> </text:span><text:span text:style-name="T40">kerma rate at check point,</text:span></text:p>
            <text:p text:style-name="P8"><draw:frame draw:style-name="fr2" draw:name="Объект30" text:anchor-type="as-char" svg:y="-0.1437in" svg:width="0.3252in" style:rel-width="scale" svg:height="0.1945in" style:rel-height="scale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t8.B2" office:value-type="string">
            <text:p text:style-name="P54">Calibration data,</text:p>
            <text:p text:style-name="P6"><draw:frame draw:style-name="fr2" draw:name="Объект15" text:anchor-type="as-char" svg:y="-0.1437in" svg:width="0.298in" style:rel-width="scale" svg:height="0.1937in" style:rel-height="scale" draw:z-index="3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8.1">
          <table:table-cell table:style-name="t8.A3" office:value-type="string">
            <text:p text:style-name="P17">0,<text:span text:style-name="T5">0</text:span><text:span text:style-name="T28">7</text:span> µ<text:span text:style-name="T5">Gy</text:span>/h</text:p>
          </table:table-cell>
          <table:table-cell table:style-name="t8.B3" office:value-type="string">
            <text:p text:style-name="P16">$8-00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<text:span text:style-name="T28">7</text:span> µ<text:span text:style-name="T5">Gy</text:span>/h</text:p>
          </table:table-cell>
          <table:table-cell table:style-name="t8.B3" office:value-type="string">
            <text:p text:style-name="P16">$8-01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 µ<text:span text:style-name="T5">Gy</text:span>/h</text:p>
          </table:table-cell>
          <table:table-cell table:style-name="t8.B3" office:value-type="string">
            <text:p text:style-name="P16">$8-02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0 µ<text:span text:style-name="T5">Gy</text:span>/h</text:p>
          </table:table-cell>
          <table:table-cell table:style-name="t8.B3" office:value-type="string">
            <text:p text:style-name="P16">$8-03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7 <text:span text:style-name="T5">mGy</text:span>/h</text:p>
          </table:table-cell>
          <table:table-cell table:style-name="t8.B3" office:value-type="string">
            <text:p text:style-name="P16">$8-04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,0 <text:span text:style-name="T5">mGy</text:span>/h</text:p>
          </table:table-cell>
          <table:table-cell table:style-name="t8.B3" office:value-type="string">
            <text:p text:style-name="P16">$8-05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0 <text:span text:style-name="T5">mGy</text:span>/h</text:p>
          </table:table-cell>
          <table:table-cell table:style-name="t8.B3" office:value-type="string">
            <text:p text:style-name="P16">$8-06 <text:span text:style-name="T5">mGy</text:span>/h</text:p>
          </table:table-cell>
        </table:table-row>
        <table:table-row table:style-name="t8.1">
          <table:table-cell table:style-name="t8.A10" office:value-type="string">
            <text:p text:style-name="P17">0,7 <text:span text:style-name="T5">Gy</text:span>/h</text:p>
          </table:table-cell>
          <table:table-cell table:style-name="t8.B10" office:value-type="string">
            <text:p text:style-name="P16">$8-07 <text:span text:style-name="T5">Gy</text:span>/h</text:p>
          </table:table-cell>
        </table:table-row>
      </table:table>
      <table:table table:name="t9" table:style-name="t9">
        <table:table-column table:style-name="t9.A"/>
        <table:table-column table:style-name="t9.B"/>
        <table:table-row table:style-name="t9.1">
          <table:table-cell table:style-name="t9.A1" table:number-columns-spanned="2" office:value-type="string">
            <text:p text:style-name="P33"><text:span text:style-name="T35">BDKG-32 (</text:span><text:span text:style-name="T36">γ</text:span><text:span text:style-name="T35">)</text:span></text:p>
          </table:table-cell>
          <table:covered-table-cell/>
        </table:table-row>
        <table:table-row table:style-name="t9.1">
          <table:table-cell table:style-name="t9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28" text:anchor-type="as-char" svg:y="-0.1339in" svg:width="0.5429in" style:rel-width="scale" svg:height="0.1854in" style:rel-height="scale" draw:z-index="3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t9.B2" office:value-type="string">
            <text:p text:style-name="P54">Calibration data,</text:p>
            <text:p text:style-name="P4"><draw:frame draw:style-name="fr2" draw:name="Объект29" text:anchor-type="as-char" svg:y="-0.152in" svg:width="0.4874in" style:rel-width="scale" svg:height="0.2043in" style:rel-height="scale" draw:z-index="3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9.1">
          <table:table-cell table:style-name="t9.A3" office:value-type="string">
            <text:p text:style-name="P17"><text:span text:style-name="T28">0,07</text:span> µSv/h</text:p>
          </table:table-cell>
          <table:table-cell table:style-name="t9.B3" office:value-type="string">
            <text:p text:style-name="P16">$9-00 µSv/h</text:p>
          </table:table-cell>
        </table:table-row>
        <table:table-row table:style-name="t9.1">
          <table:table-cell table:style-name="t9.A3" office:value-type="string">
            <text:p text:style-name="P17">0,7 µSv/h</text:p>
          </table:table-cell>
          <table:table-cell table:style-name="t9.B3" office:value-type="string">
            <text:p text:style-name="P16">$9-01 µSv/h</text:p>
          </table:table-cell>
        </table:table-row>
        <table:table-row table:style-name="t9.1">
          <table:table-cell table:style-name="t9.A3" office:value-type="string">
            <text:p text:style-name="P17">7 µSv/h</text:p>
          </table:table-cell>
          <table:table-cell table:style-name="t9.B3" office:value-type="string">
            <text:p text:style-name="P16">$9-02 µSv/h</text:p>
          </table:table-cell>
        </table:table-row>
        <table:table-row table:style-name="t9.1">
          <table:table-cell table:style-name="t9.A3" office:value-type="string">
            <text:p text:style-name="P17">70 µSv/h</text:p>
          </table:table-cell>
          <table:table-cell table:style-name="t9.B3" office:value-type="string">
            <text:p text:style-name="P16">$9-03 µSv/h</text:p>
          </table:table-cell>
        </table:table-row>
        <table:table-row table:style-name="t9.1">
          <table:table-cell table:style-name="t9.A3" office:value-type="string">
            <text:p text:style-name="P17">0,7 mSv/h</text:p>
          </table:table-cell>
          <table:table-cell table:style-name="t9.B3" office:value-type="string">
            <text:p text:style-name="P16">$9-04 <text:span text:style-name="T28">mSv/h</text:span></text:p>
          </table:table-cell>
        </table:table-row>
        <table:table-row table:style-name="t9.1">
          <table:table-cell table:style-name="t9.A3" office:value-type="string">
            <text:p text:style-name="P17">7,0 mSv/h</text:p>
          </table:table-cell>
          <table:table-cell table:style-name="t9.B3" office:value-type="string">
            <text:p text:style-name="P16">$9-05 <text:span text:style-name="T28">mSv/h</text:span></text:p>
          </table:table-cell>
        </table:table-row>
        <table:table-row table:style-name="t9.1">
          <table:table-cell table:style-name="t9.A3" office:value-type="string">
            <text:p text:style-name="P17">70 mSv/h</text:p>
          </table:table-cell>
          <table:table-cell table:style-name="t9.B3" office:value-type="string">
            <text:p text:style-name="P16">$9-06 <text:span text:style-name="T28">mSv/h</text:span></text:p>
          </table:table-cell>
        </table:table-row>
        <table:table-row table:style-name="t9.1">
          <table:table-cell table:style-name="t9.A10" office:value-type="string">
            <text:p text:style-name="P17">0,<text:span text:style-name="T28">4</text:span> Sv/h</text:p>
          </table:table-cell>
          <table:table-cell table:style-name="t9.B10" office:value-type="string">
            <text:p text:style-name="P16">$9-07 <text:span text:style-name="T28">Sv/h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row table:style-name="t10.1">
          <table:table-cell table:style-name="t10.A1" table:number-columns-spanned="2" office:value-type="string">
            <text:p text:style-name="P35"><text:span text:style-name="T35">BDKN-01 (</text:span><text:span text:style-name="T33">n</text:span><text:span text:style-name="T35">)</text:span></text:p>
          </table:table-cell>
          <table:covered-table-cell/>
        </table:table-row>
        <table:table-row table:style-name="t10.1">
          <table:table-cell table:style-name="t10.A2" office:value-type="string">
            <text:p text:style-name="P22"><text:span text:style-name="T34">Flux density</text:span><text:span text:style-name="T40"> </text:span><text:span text:style-name="T34">at check point </text:span><text:span text:style-name="T32">φ</text:span><text:span text:style-name="T26">0i</text:span><text:span text:style-name="T40"> ,<text:line-break/></text:span><text:span text:style-name="T31">s</text:span><text:span text:style-name="T20">-1</text:span><text:span text:style-name="T40">⋅</text:span><text:span text:style-name="T31">cm</text:span><text:span text:style-name="T20">-2</text:span></text:p>
          </table:table-cell>
          <table:table-cell table:style-name="t10.B2" office:value-type="string">
            <text:p text:style-name="P54">Calibration data,</text:p>
            <text:p text:style-name="P23"><text:span text:style-name="T31">s</text:span><text:span text:style-name="T20">-1</text:span><text:span text:style-name="T34">⋅</text:span><text:span text:style-name="T31">cm</text:span><text:span text:style-name="T20">-2</text:span></text:p>
          </table:table-cell>
        </table:table-row>
        <table:table-row table:style-name="t10.1">
          <table:table-cell table:style-name="t10.A3" office:value-type="string">
            <text:p text:style-name="P18">B(R)=$10-br1</text:p>
            <text:p text:style-name="P15"><text:span text:style-name="T12">φ</text:span><text:span text:style-name="T26">0i</text:span><text:span text:style-name="T5">=$10-fi1</text:span></text:p>
          </table:table-cell>
          <table:table-cell table:style-name="t10.B3" office:value-type="string">
            <text:p text:style-name="P20">$<text:span text:style-name="T28">1</text:span>0-01</text:p>
          </table:table-cell>
        </table:table-row>
        <table:table-row table:style-name="t10.1">
          <table:table-cell table:style-name="t10.A3" office:value-type="string">
            <text:p text:style-name="P18">B(R)=$10-br2</text:p>
            <text:p text:style-name="P15"><text:span text:style-name="T12">φ</text:span><text:span text:style-name="T26">0i</text:span><text:span text:style-name="T5">=$10-fi2</text:span></text:p>
          </table:table-cell>
          <table:table-cell table:style-name="t10.B3" office:value-type="string">
            <text:p text:style-name="P20">$<text:span text:style-name="T28">1</text:span>0-02</text:p>
          </table:table-cell>
        </table:table-row>
        <table:table-row table:style-name="t10.1">
          <table:table-cell table:style-name="t10.A3" office:value-type="string">
            <text:p text:style-name="P58">B(R)=$10-br3</text:p>
            <text:p text:style-name="P56"><text:span text:style-name="T12">φ</text:span><text:span text:style-name="T26">0i</text:span><text:span text:style-name="T5">=$10-fi3</text:span></text:p>
          </table:table-cell>
          <table:table-cell table:style-name="t10.B3" office:value-type="string">
            <text:p text:style-name="P20">$<text:span text:style-name="T28">1</text:span>0-03</text:p>
          </table:table-cell>
        </table:table-row>
        <table:table-row table:style-name="t10.1">
          <table:table-cell table:style-name="t10.A6" office:value-type="string">
            <text:p text:style-name="P58">B(R)=$10-br4</text:p>
            <text:p text:style-name="P56"><text:span text:style-name="T12">φ</text:span><text:span text:style-name="T26">0i</text:span><text:span text:style-name="T5">=$10-fi4</text:span></text:p>
          </table:table-cell>
          <table:table-cell table:style-name="t10.B6" office:value-type="string">
            <text:p text:style-name="P20">$<text:span text:style-name="T28">1</text:span>0-04</text:p>
          </table:table-cell>
        </table:table-row>
      </table:table>
      <table:table table:name="t11" table:style-name="t11">
        <table:table-column table:style-name="t11.A"/>
        <table:table-column table:style-name="t11.B"/>
        <table:table-row table:style-name="t11.1">
          <table:table-cell table:style-name="t11.A1" table:number-columns-spanned="2" office:value-type="string">
            <text:p text:style-name="P35"><text:span text:style-name="T35">BDKN-03 (</text:span><text:span text:style-name="T33">n</text:span><text:span text:style-name="T35">)</text:span></text:p>
          </table:table-cell>
          <table:covered-table-cell/>
        </table:table-row>
        <table:table-row table:style-name="t11.1">
          <table:table-cell table:style-name="t11.A2" office:value-type="string">
            <text:p text:style-name="P48">Dose rate at check point,</text:p>
            <text:p text:style-name="P47"><text:span text:style-name="T49">Ḣ</text:span><text:span text:style-name="T53">oi</text:span><text:span text:style-name="T65">(10)</text:span></text:p>
          </table:table-cell>
          <table:table-cell table:style-name="t11.B2" office:value-type="string">
            <text:p text:style-name="P54">Calibration data,</text:p>
            <text:p text:style-name="P4"><draw:frame draw:style-name="fr2" draw:name="Объект36" text:anchor-type="as-char" svg:y="-0.152in" svg:width="0.4874in" style:rel-width="scale" svg:height="0.2043in" style:rel-height="scale" draw:z-index="3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11.1">
          <table:table-cell table:style-name="t11.A3" office:value-type="string">
            <text:p text:style-name="P18">B(R)=$11-br1</text:p>
            <text:p text:style-name="P17"><text:span text:style-name="T50">H</text:span><text:span text:style-name="T57">*</text:span><text:span text:style-name="T54">oi</text:span><text:span text:style-name="T52">(10)</text:span><text:span text:style-name="T5">=$11-fi1</text:span></text:p>
          </table:table-cell>
          <table:table-cell table:style-name="t11.B3" office:value-type="string">
            <text:p text:style-name="P20">$<text:span text:style-name="T28">1</text:span>1-01</text:p>
          </table:table-cell>
        </table:table-row>
        <table:table-row table:style-name="t11.1">
          <table:table-cell table:style-name="t11.A3" office:value-type="string">
            <text:p text:style-name="P18">B(R)=$11-br2</text:p>
            <text:p text:style-name="P17"><text:span text:style-name="T50">H</text:span><text:span text:style-name="T57">*</text:span><text:span text:style-name="T54">oi</text:span><text:span text:style-name="T52">(10)</text:span><text:span text:style-name="T5">=$11-fi2</text:span></text:p>
          </table:table-cell>
          <table:table-cell table:style-name="t11.B3" office:value-type="string">
            <text:p text:style-name="P20">$<text:span text:style-name="T28">1</text:span>1-02</text:p>
          </table:table-cell>
        </table:table-row>
        <table:table-row table:style-name="t11.1">
          <table:table-cell table:style-name="t11.A3" office:value-type="string">
            <text:p text:style-name="P58">B(R)=$11-br3</text:p>
            <text:p text:style-name="P57"><text:span text:style-name="T50">H</text:span><text:span text:style-name="T57">*</text:span><text:span text:style-name="T54">oi</text:span><text:span text:style-name="T52">(10)</text:span><text:span text:style-name="T5">=$11-fi3</text:span></text:p>
          </table:table-cell>
          <table:table-cell table:style-name="t11.B3" office:value-type="string">
            <text:p text:style-name="P20">$<text:span text:style-name="T28">1</text:span>1-03</text:p>
          </table:table-cell>
        </table:table-row>
        <table:table-row table:style-name="t11.1">
          <table:table-cell table:style-name="t11.A6" office:value-type="string">
            <text:p text:style-name="P58">B(R)=$11-br4</text:p>
            <text:p text:style-name="P57"><text:span text:style-name="T50">H</text:span><text:span text:style-name="T57">*</text:span><text:span text:style-name="T54">oi</text:span><text:span text:style-name="T52">(10)</text:span><text:span text:style-name="T5">=$11-fi4</text:span></text:p>
          </table:table-cell>
          <table:table-cell table:style-name="t11.B6" office:value-type="string">
            <text:p text:style-name="P20">$<text:span text:style-name="T28">1</text:span>1-04</text:p>
          </table:table-cell>
        </table:table-row>
      </table:table>
      <table:table table:name="t28" table:style-name="t28">
        <table:table-column table:style-name="t28.A"/>
        <table:table-column table:style-name="t28.B"/>
        <text:soft-page-break/>
        <table:table-row table:style-name="t28.1">
          <table:table-cell table:style-name="t28.A1" table:number-columns-spanned="2" office:value-type="string">
            <text:p text:style-name="P36"><text:span text:style-name="T35">BDKN-06 (</text:span><text:span text:style-name="T33">n</text:span><text:span text:style-name="T35">)</text:span></text:p>
          </table:table-cell>
          <table:covered-table-cell/>
        </table:table-row>
        <table:table-row table:style-name="t28.1">
          <table:table-cell table:style-name="t28.A2" office:value-type="string">
            <text:p text:style-name="P47"><text:span text:style-name="T65">Dose rate at check point</text:span><text:span text:style-name="T51">,</text:span></text:p>
            <text:p text:style-name="P47"><text:span text:style-name="T49">Ḣ</text:span><text:span text:style-name="T53">oi</text:span><text:span text:style-name="T65">(10)</text:span></text:p>
          </table:table-cell>
          <table:table-cell table:style-name="t28.B2" office:value-type="string">
            <text:p text:style-name="P54">Calibration data,</text:p>
            <text:p text:style-name="P4"><draw:frame draw:style-name="fr2" draw:name="Объект38" text:anchor-type="as-char" svg:y="-0.152in" svg:width="0.4874in" style:rel-width="scale" svg:height="0.2043in" style:rel-height="scale" draw:z-index="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  <table:table-row table:style-name="t28.1">
          <table:table-cell table:style-name="t28.A3" office:value-type="string">
            <text:p text:style-name="P18">B(R)=$28-br1</text:p>
            <text:p text:style-name="P17"><text:span text:style-name="T50">H</text:span><text:span text:style-name="T57">*</text:span><text:span text:style-name="T54">oi</text:span><text:span text:style-name="T52">(10)</text:span><text:span text:style-name="T5">=$28-fi1</text:span></text:p>
          </table:table-cell>
          <table:table-cell table:style-name="t28.B3" office:value-type="string">
            <text:p text:style-name="P20">$28-01</text:p>
          </table:table-cell>
        </table:table-row>
        <table:table-row table:style-name="t28.1">
          <table:table-cell table:style-name="t28.A3" office:value-type="string">
            <text:p text:style-name="P18">B(R)=$28-br2</text:p>
            <text:p text:style-name="P17"><text:span text:style-name="T50">H</text:span><text:span text:style-name="T57">*</text:span><text:span text:style-name="T54">oi</text:span><text:span text:style-name="T52">(10)</text:span><text:span text:style-name="T5">=$28-fi2</text:span></text:p>
          </table:table-cell>
          <table:table-cell table:style-name="t28.B3" office:value-type="string">
            <text:p text:style-name="P20">$28-02</text:p>
          </table:table-cell>
        </table:table-row>
        <table:table-row table:style-name="t28.1">
          <table:table-cell table:style-name="t28.A3" office:value-type="string">
            <text:p text:style-name="P58">B(R)=$28-br3</text:p>
            <text:p text:style-name="P57"><text:span text:style-name="T50">H</text:span><text:span text:style-name="T57">*</text:span><text:span text:style-name="T54">oi</text:span><text:span text:style-name="T52">(10)</text:span><text:span text:style-name="T5">=$28-fi3</text:span></text:p>
          </table:table-cell>
          <table:table-cell table:style-name="t28.B3" office:value-type="string">
            <text:p text:style-name="P20">$28-03</text:p>
          </table:table-cell>
        </table:table-row>
        <table:table-row table:style-name="t28.1">
          <table:table-cell table:style-name="t28.A6" office:value-type="string">
            <text:p text:style-name="P58">B(R)=$28-br4</text:p>
            <text:p text:style-name="P57"><text:span text:style-name="T50">H</text:span><text:span text:style-name="T57">*</text:span><text:span text:style-name="T54">oi</text:span><text:span text:style-name="T52">(10)</text:span><text:span text:style-name="T5">=$28-fi4</text:span></text:p>
          </table:table-cell>
          <table:table-cell table:style-name="t28.B6" office:value-type="string">
            <text:p text:style-name="P20">$28-04</text:p>
          </table:table-cell>
        </table:table-row>
      </table:table>
      <table:table table:name="t27" table:style-name="t27">
        <table:table-column table:style-name="t27.A"/>
        <table:table-column table:style-name="t27.B"/>
        <table:table-row table:style-name="t27.1">
          <table:table-cell table:style-name="t27.A1" table:number-columns-spanned="2" office:value-type="string">
            <text:p text:style-name="P35"><text:span text:style-name="T35">BDKN-05 (</text:span><text:span text:style-name="T33">n</text:span><text:span text:style-name="T35">)</text:span></text:p>
          </table:table-cell>
          <table:covered-table-cell/>
        </table:table-row>
        <table:table-row table:style-name="t27.1">
          <table:table-cell table:style-name="t27.A2" office:value-type="string">
            <text:p text:style-name="P22"><text:span text:style-name="T34">Flux density</text:span><text:span text:style-name="T40"> </text:span><text:span text:style-name="T34">at check point </text:span><text:span text:style-name="T32">φ</text:span><text:span text:style-name="T26">0i</text:span><text:span text:style-name="T40"> ,<text:line-break/></text:span><text:span text:style-name="T31">s</text:span><text:span text:style-name="T20">-1</text:span><text:span text:style-name="T40">⋅</text:span><text:span text:style-name="T31">cm</text:span><text:span text:style-name="T20">-2</text:span></text:p>
          </table:table-cell>
          <table:table-cell table:style-name="t27.B2" office:value-type="string">
            <text:p text:style-name="P54">Calibration data,</text:p>
            <text:p text:style-name="P23"><text:span text:style-name="T31">s</text:span><text:span text:style-name="T20">-1</text:span><text:span text:style-name="T34">⋅</text:span><text:span text:style-name="T31">cm</text:span><text:span text:style-name="T20">-2</text:span></text:p>
          </table:table-cell>
        </table:table-row>
        <table:table-row table:style-name="t27.1">
          <table:table-cell table:style-name="t27.A3" office:value-type="string">
            <text:p text:style-name="P18">B(R)=$27-br1</text:p>
            <text:p text:style-name="P17"><text:span text:style-name="T12">φ</text:span><text:span text:style-name="T26">0i</text:span><text:span text:style-name="T5">=$27-fi1</text:span></text:p>
          </table:table-cell>
          <table:table-cell table:style-name="t27.B3" office:value-type="string">
            <text:p text:style-name="P20">$27-01</text:p>
          </table:table-cell>
        </table:table-row>
        <table:table-row table:style-name="t27.1">
          <table:table-cell table:style-name="t27.A3" office:value-type="string">
            <text:p text:style-name="P18">B(R)=$27-br2</text:p>
            <text:p text:style-name="P17"><text:span text:style-name="T12">φ</text:span><text:span text:style-name="T26">0i</text:span><text:span text:style-name="T5">=$27-fi2</text:span></text:p>
          </table:table-cell>
          <table:table-cell table:style-name="t27.B3" office:value-type="string">
            <text:p text:style-name="P20">$27-02</text:p>
          </table:table-cell>
        </table:table-row>
        <table:table-row table:style-name="t27.1">
          <table:table-cell table:style-name="t27.A3" office:value-type="string">
            <text:p text:style-name="P58">B(R)=$27-br3</text:p>
            <text:p text:style-name="P57"><text:span text:style-name="T12">φ</text:span><text:span text:style-name="T26">0i</text:span><text:span text:style-name="T5">=$27-fi3</text:span></text:p>
          </table:table-cell>
          <table:table-cell table:style-name="t27.B3" office:value-type="string">
            <text:p text:style-name="P20">$27-03</text:p>
          </table:table-cell>
        </table:table-row>
        <table:table-row table:style-name="t27.1">
          <table:table-cell table:style-name="t27.A6" office:value-type="string">
            <text:p text:style-name="P58">B(R)=$27-br4</text:p>
            <text:p text:style-name="P57"><text:span text:style-name="T12">φ</text:span><text:span text:style-name="T26">0i</text:span><text:span text:style-name="T5">=$27-fi4</text:span></text:p>
          </table:table-cell>
          <table:table-cell table:style-name="t27.B6" office:value-type="string">
            <text:p text:style-name="P20">$27-04</text:p>
          </table:table-cell>
        </table:table-row>
      </table:table>
      <table:table table:name="t12" table:style-name="t12">
        <table:table-column table:style-name="t12.A"/>
        <table:table-column table:style-name="t12.B"/>
        <table:table-row table:style-name="t12.1">
          <table:table-cell table:style-name="t12.A1" table:number-columns-spanned="2" office:value-type="string">
            <text:p text:style-name="P33"><text:span text:style-name="T35">BDPA-01 (</text:span><text:span text:style-name="T36">α</text:span><text:span text:style-name="T35">)</text:span></text:p>
          </table:table-cell>
          <table:covered-table-cell/>
        </table:table-row>
        <table:table-row table:style-name="t12.1">
          <table:table-cell table:style-name="t12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12.B2" office:value-type="string">
            <text:p text:style-name="P54">Calibration data,</text:p>
            <text:p text:style-name="P50"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12.1">
          <table:table-cell table:style-name="t12.A3" office:value-type="string">
            <text:p text:style-name="P19">$12-90</text:p>
          </table:table-cell>
          <table:table-cell table:style-name="t12.B3" office:value-type="string">
            <text:p text:style-name="P16">$12-00</text:p>
          </table:table-cell>
        </table:table-row>
        <table:table-row table:style-name="t12.1">
          <table:table-cell table:style-name="t12.A3" office:value-type="string">
            <text:p text:style-name="P19">$12-91</text:p>
          </table:table-cell>
          <table:table-cell table:style-name="t12.B3" office:value-type="string">
            <text:p text:style-name="P16">$12-01</text:p>
          </table:table-cell>
        </table:table-row>
        <table:table-row table:style-name="t12.1">
          <table:table-cell table:style-name="t12.A3" office:value-type="string">
            <text:p text:style-name="P19">$12-92</text:p>
          </table:table-cell>
          <table:table-cell table:style-name="t12.B3" office:value-type="string">
            <text:p text:style-name="P16">$12-02</text:p>
          </table:table-cell>
        </table:table-row>
        <table:table-row table:style-name="t12.1">
          <table:table-cell table:style-name="t12.A6" office:value-type="string">
            <text:p text:style-name="P19">$12-93</text:p>
          </table:table-cell>
          <table:table-cell table:style-name="t12.B6" office:value-type="string">
            <text:p text:style-name="P16">$12-03</text:p>
          </table:table-cell>
        </table:table-row>
      </table:table>
      <table:table table:name="t13" table:style-name="t13">
        <table:table-column table:style-name="t13.A"/>
        <table:table-column table:style-name="t13.B"/>
        <table:table-row table:style-name="t13.1">
          <table:table-cell table:style-name="t13.A1" table:number-columns-spanned="2" office:value-type="string">
            <text:p text:style-name="P33"><text:span text:style-name="T35">BDPA-02 (</text:span><text:span text:style-name="T36">α</text:span><text:span text:style-name="T35">)</text:span></text:p>
          </table:table-cell>
          <table:covered-table-cell/>
        </table:table-row>
        <table:table-row table:style-name="t13.1">
          <table:table-cell table:style-name="t13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13.B2" office:value-type="string">
            <text:p text:style-name="P54">Calibration data,</text:p>
            <text:p text:style-name="P50"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13.1">
          <table:table-cell table:style-name="t13.A3" office:value-type="string">
            <text:p text:style-name="P19">$13-90</text:p>
          </table:table-cell>
          <table:table-cell table:style-name="t13.B3" office:value-type="string">
            <text:p text:style-name="P16">$13-00</text:p>
          </table:table-cell>
        </table:table-row>
        <table:table-row table:style-name="t13.1">
          <table:table-cell table:style-name="t13.A3" office:value-type="string">
            <text:p text:style-name="P16">$13-<text:span text:style-name="T5">9</text:span>1</text:p>
          </table:table-cell>
          <table:table-cell table:style-name="t13.B3" office:value-type="string">
            <text:p text:style-name="P16">$13-01</text:p>
          </table:table-cell>
        </table:table-row>
        <table:table-row table:style-name="t13.1">
          <table:table-cell table:style-name="t13.A3" office:value-type="string">
            <text:p text:style-name="P19">$13-92</text:p>
          </table:table-cell>
          <table:table-cell table:style-name="t13.B3" office:value-type="string">
            <text:p text:style-name="P16">$13-02</text:p>
          </table:table-cell>
        </table:table-row>
        <table:table-row table:style-name="t13.1">
          <table:table-cell table:style-name="t13.A6" office:value-type="string">
            <text:p text:style-name="P19">$13-93</text:p>
          </table:table-cell>
          <table:table-cell table:style-name="t13.B6" office:value-type="string">
            <text:p text:style-name="P16">$13-03</text:p>
          </table:table-cell>
        </table:table-row>
      </table:table>
      <table:table table:name="t25" table:style-name="t25">
        <table:table-column table:style-name="t25.A"/>
        <table:table-column table:style-name="t25.B"/>
        <table:table-row table:style-name="t25.1">
          <table:table-cell table:style-name="t25.A1" table:number-columns-spanned="2" office:value-type="string">
            <text:p text:style-name="P33"><text:span text:style-name="T35">BDPA-03 (</text:span><text:span text:style-name="T36">α</text:span><text:span text:style-name="T35">)</text:span></text:p>
          </table:table-cell>
          <table:covered-table-cell/>
        </table:table-row>
        <table:table-row table:style-name="t25.1">
          <table:table-cell table:style-name="t25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25.B2" office:value-type="string">
            <text:p text:style-name="P54">Calibration data,</text:p>
            <text:p text:style-name="P50"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25.1">
          <table:table-cell table:style-name="t25.A3" office:value-type="string">
            <text:p text:style-name="P19">$25-90</text:p>
          </table:table-cell>
          <table:table-cell table:style-name="t25.B3" office:value-type="string">
            <text:p text:style-name="P16">$25-00</text:p>
          </table:table-cell>
        </table:table-row>
        <table:table-row table:style-name="t25.1">
          <table:table-cell table:style-name="t25.A3" office:value-type="string">
            <text:p text:style-name="P16">$25-<text:span text:style-name="T5">9</text:span>1</text:p>
          </table:table-cell>
          <table:table-cell table:style-name="t25.B3" office:value-type="string">
            <text:p text:style-name="P16">$25-01</text:p>
          </table:table-cell>
        </table:table-row>
        <table:table-row table:style-name="t25.1">
          <table:table-cell table:style-name="t25.A3" office:value-type="string">
            <text:p text:style-name="P19">$25-92</text:p>
          </table:table-cell>
          <table:table-cell table:style-name="t25.B3" office:value-type="string">
            <text:p text:style-name="P16">$25-02</text:p>
          </table:table-cell>
        </table:table-row>
        <table:table-row table:style-name="t25.1">
          <table:table-cell table:style-name="t25.A6" office:value-type="string">
            <text:p text:style-name="P19">$25-93</text:p>
          </table:table-cell>
          <table:table-cell table:style-name="t25.B6" office:value-type="string">
            <text:p text:style-name="P16">$25-03</text:p>
          </table:table-cell>
        </table:table-row>
      </table:table>
      <table:table table:name="t14" table:style-name="t14">
        <table:table-column table:style-name="t14.A"/>
        <table:table-column table:style-name="t14.B"/>
        <table:table-row table:style-name="t14.1">
          <table:table-cell table:style-name="t14.A1" table:number-columns-spanned="2" office:value-type="string">
            <text:p text:style-name="P34">BDPB-01 (β)</text:p>
          </table:table-cell>
          <table:covered-table-cell/>
        </table:table-row>
        <table:table-row table:style-name="t14.1">
          <table:table-cell table:style-name="t14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14.B2" office:value-type="string">
            <text:p text:style-name="P54">Calibration data,</text:p>
            <text:p text:style-name="P50"><text:span text:style-name="T34"><text:s/></text:span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0</text:p>
          </table:table-cell>
          <table:table-cell table:style-name="t14.B3" office:value-type="string">
            <text:p text:style-name="P16">$14-00</text:p>
          </table:table-cell>
        </table:table-row>
        <table:table-row table:style-name="t14.1">
          <table:table-cell table:style-name="t14.A3" office:value-type="string">
            <text:p text:style-name="P19">$14-91</text:p>
          </table:table-cell>
          <table:table-cell table:style-name="t14.B3" office:value-type="string">
            <text:p text:style-name="P16">$14-01</text:p>
          </table:table-cell>
        </table:table-row>
        <table:table-row table:style-name="t14.1">
          <table:table-cell table:style-name="t14.A3" office:value-type="string">
            <text:p text:style-name="P19">$14-92</text:p>
          </table:table-cell>
          <table:table-cell table:style-name="t14.B3" office:value-type="string">
            <text:p text:style-name="P16">$14-02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3</text:p>
          </table:table-cell>
          <table:table-cell table:style-name="t14.B3" office:value-type="string">
            <text:p text:style-name="P16">$14-03</text:p>
          </table:table-cell>
        </table:table-row>
        <table:table-row table:style-name="t14.1">
          <table:table-cell table:style-name="t14.A7" office:value-type="string">
            <text:p text:style-name="P16">$14-<text:span text:style-name="T5">9</text:span>4</text:p>
          </table:table-cell>
          <table:table-cell table:style-name="t14.B7" office:value-type="string">
            <text:p text:style-name="P16">$14-04</text:p>
          </table:table-cell>
        </table:table-row>
      </table:table>
      <table:table table:name="t15" table:style-name="t15">
        <table:table-column table:style-name="t15.A"/>
        <table:table-column table:style-name="t15.B"/>
        <text:soft-page-break/>
        <table:table-row table:style-name="t15.1">
          <table:table-cell table:style-name="t15.A1" table:number-columns-spanned="2" office:value-type="string">
            <text:p text:style-name="P34">BDPB-02 (β)</text:p>
          </table:table-cell>
          <table:covered-table-cell/>
        </table:table-row>
        <table:table-row table:style-name="t15.1">
          <table:table-cell table:style-name="t15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15.B2" office:value-type="string">
            <text:p text:style-name="P54">Calibration data,</text:p>
            <text:p text:style-name="P50"><text:span text:style-name="T34"><text:s/></text:span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15.1">
          <table:table-cell table:style-name="t15.A3" office:value-type="string">
            <text:p text:style-name="P16">$15-<text:span text:style-name="T5">9</text:span>0</text:p>
          </table:table-cell>
          <table:table-cell table:style-name="t15.B3" office:value-type="string">
            <text:p text:style-name="P16">$15-00</text:p>
          </table:table-cell>
        </table:table-row>
        <table:table-row table:style-name="t15.1">
          <table:table-cell table:style-name="t15.A3" office:value-type="string">
            <text:p text:style-name="P19">$15-91</text:p>
          </table:table-cell>
          <table:table-cell table:style-name="t15.B3" office:value-type="string">
            <text:p text:style-name="P16">$15-01</text:p>
          </table:table-cell>
        </table:table-row>
        <table:table-row table:style-name="t15.1">
          <table:table-cell table:style-name="t15.A3" office:value-type="string">
            <text:p text:style-name="P19">$15-92</text:p>
          </table:table-cell>
          <table:table-cell table:style-name="t15.B3" office:value-type="string">
            <text:p text:style-name="P16">$15-02</text:p>
          </table:table-cell>
        </table:table-row>
        <table:table-row table:style-name="t15.1">
          <table:table-cell table:style-name="t15.A3" office:value-type="string">
            <text:p text:style-name="P19">$15-93</text:p>
          </table:table-cell>
          <table:table-cell table:style-name="t15.B3" office:value-type="string">
            <text:p text:style-name="P16">$15-03</text:p>
          </table:table-cell>
        </table:table-row>
        <table:table-row table:style-name="t15.1">
          <table:table-cell table:style-name="t15.A7" office:value-type="string">
            <text:p text:style-name="P19">$15-94</text:p>
          </table:table-cell>
          <table:table-cell table:style-name="t15.B7" office:value-type="string">
            <text:p text:style-name="P16">$15-04</text:p>
          </table:table-cell>
        </table:table-row>
      </table:table>
      <table:table table:name="t26" table:style-name="t26">
        <table:table-column table:style-name="t26.A"/>
        <table:table-column table:style-name="t26.B"/>
        <table:table-row table:style-name="t26.1">
          <table:table-cell table:style-name="t26.A1" table:number-columns-spanned="2" office:value-type="string">
            <text:p text:style-name="P34">BDPB-03 (β)</text:p>
          </table:table-cell>
          <table:covered-table-cell/>
        </table:table-row>
        <table:table-row table:style-name="t26.1">
          <table:table-cell table:style-name="t26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26.B2" office:value-type="string">
            <text:p text:style-name="P54">Calibration data,</text:p>
            <text:p text:style-name="P50"><text:span text:style-name="T34"><text:s/></text:span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26.1">
          <table:table-cell table:style-name="t26.A3" office:value-type="string">
            <text:p text:style-name="P16">$26-<text:span text:style-name="T5">9</text:span>0</text:p>
          </table:table-cell>
          <table:table-cell table:style-name="t26.B3" office:value-type="string">
            <text:p text:style-name="P16">$26-00</text:p>
          </table:table-cell>
        </table:table-row>
        <table:table-row table:style-name="t26.1">
          <table:table-cell table:style-name="t26.A3" office:value-type="string">
            <text:p text:style-name="P19">$26-91</text:p>
          </table:table-cell>
          <table:table-cell table:style-name="t26.B3" office:value-type="string">
            <text:p text:style-name="P16">$26-01</text:p>
          </table:table-cell>
        </table:table-row>
        <table:table-row table:style-name="t26.1">
          <table:table-cell table:style-name="t26.A3" office:value-type="string">
            <text:p text:style-name="P19">$26-92</text:p>
          </table:table-cell>
          <table:table-cell table:style-name="t26.B3" office:value-type="string">
            <text:p text:style-name="P16">$26-02</text:p>
          </table:table-cell>
        </table:table-row>
        <table:table-row table:style-name="t26.1">
          <table:table-cell table:style-name="t26.A3" office:value-type="string">
            <text:p text:style-name="P19">$26-93</text:p>
          </table:table-cell>
          <table:table-cell table:style-name="t26.B3" office:value-type="string">
            <text:p text:style-name="P16">$26-03</text:p>
          </table:table-cell>
        </table:table-row>
        <table:table-row table:style-name="t26.1">
          <table:table-cell table:style-name="t26.A7" office:value-type="string">
            <text:p text:style-name="P19">$26-94</text:p>
          </table:table-cell>
          <table:table-cell table:style-name="t26.B7" office:value-type="string">
            <text:p text:style-name="P16">$26-04</text:p>
          </table:table-cell>
        </table:table-row>
      </table:table>
      <table:table table:name="t19" table:style-name="t19">
        <table:table-column table:style-name="t19.A"/>
        <table:table-column table:style-name="t19.B"/>
        <table:table-row table:style-name="t19.1">
          <table:table-cell table:style-name="t19.A1" table:number-columns-spanned="2" office:value-type="string">
            <text:p text:style-name="P33"><text:span text:style-name="T35">BDKR-01 (</text:span><text:span text:style-name="T36">γ</text:span><text:span text:style-name="T35">)</text:span></text:p>
          </table:table-cell>
          <table:covered-table-cell/>
        </table:table-row>
        <table:table-row table:style-name="t19.1">
          <table:table-cell table:style-name="t19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53" text:anchor-type="as-char" svg:y="-0.1335in" svg:width="0.6571in" style:rel-width="scale" svg:height="0.1839in" style:rel-height="scale" draw:z-index="19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19.B2" office:value-type="string">
            <text:p text:style-name="P54">Calibration data,</text:p>
            <text:p text:style-name="P4"><draw:frame draw:style-name="fr2" draw:name="Объект54" text:anchor-type="as-char" svg:y="-0.1516in" svg:width="0.602in" style:rel-width="scale" svg:height="0.202in" style:rel-height="scale" draw:z-index="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  <table:table-row table:style-name="t19.1">
          <table:table-cell table:style-name="t19.A3" office:value-type="string">
            <text:p text:style-name="P17"><text:span text:style-name="T5">0,07</text:span> µSv/h</text:p>
          </table:table-cell>
          <table:table-cell table:style-name="t19.B3" office:value-type="string">
            <text:p text:style-name="P16">$19-00 µSv/h</text:p>
          </table:table-cell>
        </table:table-row>
        <table:table-row table:style-name="t19.1">
          <table:table-cell table:style-name="t19.A3" office:value-type="string">
            <text:p text:style-name="P17">0,7 µSv/h</text:p>
          </table:table-cell>
          <table:table-cell table:style-name="t19.B3" office:value-type="string">
            <text:p text:style-name="P16">$19-01 µSv/h</text:p>
          </table:table-cell>
        </table:table-row>
        <table:table-row table:style-name="t19.1">
          <table:table-cell table:style-name="t19.A3" office:value-type="string">
            <text:p text:style-name="P17">7 µSv/h</text:p>
          </table:table-cell>
          <table:table-cell table:style-name="t19.B3" office:value-type="string">
            <text:p text:style-name="P16">$19-02 µSv/h</text:p>
          </table:table-cell>
        </table:table-row>
        <table:table-row table:style-name="t19.1">
          <table:table-cell table:style-name="t19.A6" office:value-type="string">
            <text:p text:style-name="P17">70 µSv/h</text:p>
          </table:table-cell>
          <table:table-cell table:style-name="t19.B6" office:value-type="string">
            <text:p text:style-name="P16">$19-03 µSv/h</text:p>
          </table:table-cell>
        </table:table-row>
      </table:table>
      <table:table table:name="t20" table:style-name="t20">
        <table:table-column table:style-name="t20.A"/>
        <table:table-column table:style-name="t20.B"/>
        <table:table-row table:style-name="t20.1">
          <table:table-cell table:style-name="t20.A1" table:number-columns-spanned="2" office:value-type="string">
            <text:p text:style-name="P33"><text:span text:style-name="T35">BDPS-02 (</text:span><text:span text:style-name="T36">α</text:span><text:span text:style-name="T35">)</text:span></text:p>
          </table:table-cell>
          <table:covered-table-cell/>
        </table:table-row>
        <table:table-row table:style-name="t20.1">
          <table:table-cell table:style-name="t20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20.B2" office:value-type="string">
            <text:p text:style-name="P54">Calibration data,</text:p>
            <text:p text:style-name="P50"><text:span text:style-name="T34"><text:s/></text:span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20.1">
          <table:table-cell table:style-name="t20.A3" office:value-type="string">
            <text:p text:style-name="P19">$20-90</text:p>
          </table:table-cell>
          <table:table-cell table:style-name="t20.B3" office:value-type="string">
            <text:p text:style-name="P16">$20-00</text:p>
          </table:table-cell>
        </table:table-row>
        <table:table-row table:style-name="t20.1">
          <table:table-cell table:style-name="t20.A3" office:value-type="string">
            <text:p text:style-name="P19">$20-91</text:p>
          </table:table-cell>
          <table:table-cell table:style-name="t20.B3" office:value-type="string">
            <text:p text:style-name="P16">$20-01</text:p>
          </table:table-cell>
        </table:table-row>
        <table:table-row table:style-name="t20.1">
          <table:table-cell table:style-name="t20.A3" office:value-type="string">
            <text:p text:style-name="P19">$20-92</text:p>
          </table:table-cell>
          <table:table-cell table:style-name="t20.B3" office:value-type="string">
            <text:p text:style-name="P16">$20-02</text:p>
          </table:table-cell>
        </table:table-row>
        <table:table-row table:style-name="t20.1">
          <table:table-cell table:style-name="t20.A3" office:value-type="string">
            <text:p text:style-name="P19">$20-93</text:p>
          </table:table-cell>
          <table:table-cell table:style-name="t20.B3" office:value-type="string">
            <text:p text:style-name="P16">$20-03</text:p>
          </table:table-cell>
        </table:table-row>
        <table:table-row table:style-name="t20.1">
          <table:table-cell table:style-name="t20.A7" office:value-type="string">
            <text:p text:style-name="P19">$20-94</text:p>
          </table:table-cell>
          <table:table-cell table:style-name="t20.B7" office:value-type="string">
            <text:p text:style-name="P16">$20-04</text:p>
          </table:table-cell>
        </table:table-row>
      </table:table>
      <table:table table:name="t21" table:style-name="t21">
        <table:table-column table:style-name="t21.A"/>
        <table:table-column table:style-name="t21.B"/>
        <table:table-row table:style-name="t21.1">
          <table:table-cell table:style-name="t21.A1" table:number-columns-spanned="2" office:value-type="string">
            <text:p text:style-name="P34">BDPS-02 (β)</text:p>
          </table:table-cell>
          <table:covered-table-cell/>
        </table:table-row>
        <table:table-row table:style-name="t21.1">
          <table:table-cell table:style-name="t21.A2" office:value-type="string">
            <text:p text:style-name="P51"><text:span text:style-name="T5">Flux density in test point</text:span> <text:span text:style-name="T67">φ</text:span><text:span text:style-name="T24">0</text:span><text:span text:style-name="T25">i</text:span>,</text:p>
            <text:p text:style-name="P49"><text:span text:style-name="T40"><text:s/></text:span><text:span text:style-name="T31">min</text:span><text:span text:style-name="T20">-1</text:span><text:span text:style-name="T40">·</text:span><text:span text:style-name="T31">cm</text:span><text:span text:style-name="T20">-2</text:span></text:p>
          </table:table-cell>
          <table:table-cell table:style-name="t21.B2" office:value-type="string">
            <text:p text:style-name="P54">Calibration data,</text:p>
            <text:p text:style-name="P50"><text:span text:style-name="T34"><text:s/></text:span><text:span text:style-name="T31">min</text:span><text:span text:style-name="T20">-1</text:span><text:span text:style-name="T34">·</text:span><text:span text:style-name="T31">cm</text:span><text:span text:style-name="T20">-2</text:span></text:p>
          </table:table-cell>
        </table:table-row>
        <table:table-row table:style-name="t21.1">
          <table:table-cell table:style-name="t21.A3" office:value-type="string">
            <text:p text:style-name="P16">$21-<text:span text:style-name="T5">9</text:span>0</text:p>
          </table:table-cell>
          <table:table-cell table:style-name="t21.B3" office:value-type="string">
            <text:p text:style-name="P16">$21-00</text:p>
          </table:table-cell>
        </table:table-row>
        <table:table-row table:style-name="t21.1">
          <table:table-cell table:style-name="t21.A3" office:value-type="string">
            <text:p text:style-name="P19">$21-91</text:p>
          </table:table-cell>
          <table:table-cell table:style-name="t21.B3" office:value-type="string">
            <text:p text:style-name="P16">$21-01</text:p>
          </table:table-cell>
        </table:table-row>
        <table:table-row table:style-name="t21.1">
          <table:table-cell table:style-name="t21.A3" office:value-type="string">
            <text:p text:style-name="P19">$21-92</text:p>
          </table:table-cell>
          <table:table-cell table:style-name="t21.B3" office:value-type="string">
            <text:p text:style-name="P16">$21-02</text:p>
          </table:table-cell>
        </table:table-row>
        <table:table-row table:style-name="t21.1">
          <table:table-cell table:style-name="t21.A3" office:value-type="string">
            <text:p text:style-name="P19">$21-93</text:p>
          </table:table-cell>
          <table:table-cell table:style-name="t21.B3" office:value-type="string">
            <text:p text:style-name="P16">$21-03</text:p>
          </table:table-cell>
        </table:table-row>
        <table:table-row table:style-name="t21.1">
          <table:table-cell table:style-name="t21.A7" office:value-type="string">
            <text:p text:style-name="P19">$21-94</text:p>
          </table:table-cell>
          <table:table-cell table:style-name="t21.B7" office:value-type="string">
            <text:p text:style-name="P16">$21-04</text:p>
          </table:table-cell>
        </table:table-row>
      </table:table>
      <table:table table:name="t22" table:style-name="t22">
        <table:table-column table:style-name="t22.A"/>
        <table:table-column table:style-name="t22.B"/>
        <table:table-row table:style-name="t22.1">
          <table:table-cell table:style-name="t22.A1" table:number-columns-spanned="2" office:value-type="string">
            <text:p text:style-name="P33"><text:span text:style-name="T35">BDPS-02 (</text:span><text:span text:style-name="T36">γ</text:span><text:span text:style-name="T35">)</text:span></text:p>
          </table:table-cell>
          <table:covered-table-cell/>
        </table:table-row>
        <table:table-row table:style-name="t22.1">
          <table:table-cell table:style-name="t22.A2" office:value-type="string">
            <text:p text:style-name="P53"><text:span text:style-name="T4">Dose rate at check point</text:span><text:span text:style-name="T5">,</text:span></text:p>
            <text:p text:style-name="P55"><draw:frame draw:style-name="fr2" draw:name="Объект59" text:anchor-type="as-char" svg:y="-0.1339in" svg:width="0.5429in" style:rel-width="scale" svg:height="0.1854in" style:rel-height="scale" draw:z-index="14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22.B2" office:value-type="string">
            <text:p text:style-name="P54">Calibration data,</text:p>
            <text:p text:style-name="P4"><draw:frame draw:style-name="fr2" draw:name="Объект60" text:anchor-type="as-char" svg:y="-0.152in" svg:width="0.4874in" style:rel-width="scale" svg:height="0.2043in" style:rel-height="scale" draw:z-index="4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  <table:table-row table:style-name="t22.1">
          <table:table-cell table:style-name="t22.A3" office:value-type="string">
            <text:p text:style-name="P17">0,7 µSv/h</text:p>
          </table:table-cell>
          <table:table-cell table:style-name="t22.B3" office:value-type="string">
            <text:p text:style-name="P16">$22-00 µSv/h</text:p>
          </table:table-cell>
        </table:table-row>
        <table:table-row table:style-name="t22.1">
          <table:table-cell table:style-name="t22.A3" office:value-type="string">
            <text:p text:style-name="P17">7 µSv/h</text:p>
          </table:table-cell>
          <table:table-cell table:style-name="t22.B3" office:value-type="string">
            <text:p text:style-name="P16">$22-01 µSv/h</text:p>
          </table:table-cell>
        </table:table-row>
        <table:table-row table:style-name="t22.1">
          <table:table-cell table:style-name="t22.A3" office:value-type="string">
            <text:p text:style-name="P17">70 µSv/h</text:p>
          </table:table-cell>
          <table:table-cell table:style-name="t22.B3" office:value-type="string">
            <text:p text:style-name="P16">$22-02 µSv/h</text:p>
          </table:table-cell>
        </table:table-row>
        <table:table-row table:style-name="t22.1">
          <table:table-cell table:style-name="t22.A3" office:value-type="string">
            <text:p text:style-name="P17">0,7 mSv/h</text:p>
          </table:table-cell>
          <table:table-cell table:style-name="t22.B3" office:value-type="string">
            <text:p text:style-name="P16">$22-03 <text:span text:style-name="T28">mSv/h</text:span></text:p>
          </table:table-cell>
        </table:table-row>
        <table:table-row table:style-name="t22.1">
          <table:table-cell table:style-name="t22.A3" office:value-type="string">
            <text:p text:style-name="P17">7,0 mSv/h</text:p>
          </table:table-cell>
          <table:table-cell table:style-name="t22.B3" office:value-type="string">
            <text:p text:style-name="P16">$22-04 <text:span text:style-name="T28">mSv/h</text:span></text:p>
          </table:table-cell>
        </table:table-row>
        <table:table-row table:style-name="t22.1">
          <table:table-cell table:style-name="t22.A8" office:value-type="string">
            <text:p text:style-name="P17">20 mSv/h</text:p>
          </table:table-cell>
          <table:table-cell table:style-name="t22.B8" office:value-type="string">
            <text:p text:style-name="P16">$22-05 <text:span text:style-name="T28">mSv/h</text:span></text:p>
          </table:table-cell>
        </table:table-row>
      </table:table>
      <text:p text:style-name="P52"/>
      <text:p text:style-name="P39">$eng_certificate_text$.</text:p>
      <text:p text:style-name="P39"><text:soft-page-break/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B4" office:value-type="string">
            <text:p text:style-name="P5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8T15:54:57.40</dc:date>
    <meta:print-date>2019-04-03T15:18:00</meta:print-date>
    <meta:editing-cycles>241</meta:editing-cycles>
    <meta:editing-duration>PT20H3M</meta:editing-duration>
    <meta:generator>OpenOffice/4.1.6$Win32 OpenOffice.org_project/416m1$Build-9790</meta:generator>
    <meta:document-statistic meta:table-count="99" meta:image-count="1" meta:object-count="37" meta:page-count="8" meta:paragraph-count="561" meta:word-count="1336" meta:character-count="760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1/content.xml><?xml version="1.0" encoding="utf-8"?>
<math xmlns="http://www.w3.org/1998/Math/MathML">
  <semantics>
    <mrow>
      <msubsup>
        <mrow>
          <mover accent="true">
            <mrow>
              <mi mathvariant="italic">Ka</mi>
            </mrow>
            <mo stretchy="false">˙</mo>
          </mover>
        </mrow>
        <mrow>
          <mn>0i</mn>
        </mrow>
        <mrow>
          <mtext>*</mtext>
        </mrow>
      </msubsup>
    </mrow>
    <annotation encoding="StarMath 5.0">{dot {Ka}} rsub {0i} rsup {"*"}</annotation>
  </semantics>
</math>
</file>

<file path=Object 32/content.xml><?xml version="1.0" encoding="utf-8"?>
<math xmlns="http://www.w3.org/1998/Math/MathML">
  <semantics>
    <mrow>
      <mrow>
        <mover accent="true">
          <mrow>
            <mi>Ka</mi>
          </mrow>
          <mo stretchy="false">˙</mo>
        </mover>
      </mrow>
    </mrow>
    <annotation encoding="StarMath 5.0">{dot { Ka }}</annotation>
  </semantics>
</math>
</file>

<file path=Object 3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5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 rsub {0 i} (0.07)</annotation>
  </semantics>
</math>
</file>

<file path=Object 5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}}} rsub {i} (0.07)</annotation>
  </semantics>
</math>
</file>

<file path=Object 5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6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